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3" manifest:media-type="application/vnd.oasis.opendocument.formula"/>
  <manifest:file-entry manifest:full-path="meta.xml" manifest:media-type="text/xml"/>
  <manifest:file-entry manifest:full-path="content.xml" manifest:media-type="text/xml"/>
  <manifest:file-entry manifest:full-path="settings.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au5" style:family="table">
      <style:table-properties style:width="4.251cm" table:align="left"/>
    </style:style>
    <style:style style:name="Tableau5.A" style:family="table-column">
      <style:table-column-properties style:column-width="0.6cm"/>
    </style:style>
    <style:style style:name="Tableau5.B" style:family="table-column">
      <style:table-column-properties style:column-width="1.217cm"/>
    </style:style>
    <style:style style:name="Tableau5.1" style:family="table-row">
      <style:table-row-properties style:min-row-height="0.596cm"/>
    </style:style>
    <style:style style:name="Tableau5.A1" style:family="table-cell">
      <style:table-cell-properties style:vertical-align="middle"/>
    </style:style>
    <style:style style:name="Tableau5.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D1" style:family="table-cell" style:data-style-name="N0">
      <style:table-cell-properties style:vertical-align="middle" fo:background-color="transparent" fo:padding="0.097cm" fo:border="0.5pt solid #000000">
        <style:background-image/>
      </style:table-cell-properties>
    </style:style>
    <style:style style:name="Tableau5.2" style:family="table-row">
      <style:table-row-properties style:min-row-height="0.55cm"/>
    </style:style>
    <style:style style:name="Tableau5.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7" style:family="table">
      <style:table-properties style:width="3.039cm" table:align="left"/>
    </style:style>
    <style:style style:name="Tableau27.A" style:family="table-column">
      <style:table-column-properties style:column-width="0.601cm"/>
    </style:style>
    <style:style style:name="Tableau27.B" style:family="table-column">
      <style:table-column-properties style:column-width="1.221cm"/>
    </style:style>
    <style:style style:name="Tableau27.C" style:family="table-column">
      <style:table-column-properties style:column-width="1.217cm"/>
    </style:style>
    <style:style style:name="Tableau27.1" style:family="table-row">
      <style:table-row-properties style:min-row-height="0.55cm"/>
    </style:style>
    <style:style style:name="Tableau27.A1" style:family="table-cell">
      <style:table-cell-properties style:vertical-align="middle"/>
    </style:style>
    <style:style style:name="Tableau27.B1" style:family="table-cell" style:data-style-name="N0">
      <style:table-cell-properties style:vertical-align="middle" fo:padding="0.097cm" fo:border-left="0.5pt solid #000000" fo:border-right="none" fo:border-top="0.5pt solid #000000" fo:border-bottom="0.5pt solid #000000"/>
    </style:style>
    <style:style style:name="Tableau27.C1" style:family="table-cell" style:data-style-name="N0">
      <style:table-cell-properties style:vertical-align="middle" fo:padding="0.097cm" fo:border="0.5pt solid #000000"/>
    </style:style>
    <style:style style:name="Tableau27.B2" style:family="table-cell" style:data-style-name="N0">
      <style:table-cell-properties style:vertical-align="middle" fo:padding="0.097cm" fo:border-left="0.5pt solid #000000" fo:border-right="none" fo:border-top="none" fo:border-bottom="0.5pt solid #000000"/>
    </style:style>
    <style:style style:name="Tableau27.C2" style:family="table-cell" style:data-style-name="N0">
      <style:table-cell-properties style:vertical-align="middle" fo:padding="0.097cm" fo:border-left="0.5pt solid #000000" fo:border-right="0.5pt solid #000000" fo:border-top="none" fo:border-bottom="0.5pt solid #000000"/>
    </style:style>
    <style:style style:name="Tableau6" style:family="table">
      <style:table-properties style:width="4.251cm" table:align="left"/>
    </style:style>
    <style:style style:name="Tableau6.A" style:family="table-column">
      <style:table-column-properties style:column-width="0.6cm"/>
    </style:style>
    <style:style style:name="Tableau6.B" style:family="table-column">
      <style:table-column-properties style:column-width="1.217cm"/>
    </style:style>
    <style:style style:name="Tableau6.1" style:family="table-row">
      <style:table-row-properties style:min-row-height="0.55cm"/>
    </style:style>
    <style:style style:name="Tableau6.A1" style:family="table-cell">
      <style:table-cell-properties style:vertical-align="middle"/>
    </style:style>
    <style:style style:name="Tableau6.B1" style:family="table-cell" style:data-style-name="N0">
      <style:table-cell-properties style:vertical-align="middle" fo:padding="0.097cm" fo:border-left="0.5pt solid #000000" fo:border-right="none" fo:border-top="0.5pt solid #000000" fo:border-bottom="0.5pt solid #000000"/>
    </style:style>
    <style:style style:name="Tableau6.D1" style:family="table-cell" style:data-style-name="N0">
      <style:table-cell-properties style:vertical-align="middle" fo:padding="0.097cm" fo:border="0.5pt solid #000000"/>
    </style:style>
    <style:style style:name="Tableau6.2" style:family="table-row">
      <style:table-row-properties style:min-row-height="0.6cm"/>
    </style:style>
    <style:style style:name="Tableau6.B2" style:family="table-cell" style:data-style-name="N0">
      <style:table-cell-properties style:vertical-align="middle" fo:padding="0.097cm" fo:border-left="0.5pt solid #000000" fo:border-right="none" fo:border-top="none" fo:border-bottom="0.5pt solid #000000"/>
    </style:style>
    <style:style style:name="Tableau6.D2" style:family="table-cell" style:data-style-name="N0">
      <style:table-cell-properties style:vertical-align="middle" fo:padding="0.097cm" fo:border-left="0.5pt solid #000000" fo:border-right="0.5pt solid #000000" fo:border-top="none" fo:border-bottom="0.5pt solid #000000"/>
    </style:style>
    <style:style style:name="Tableau8" style:family="table">
      <style:table-properties style:width="4.233cm" table:align="left"/>
    </style:style>
    <style:style style:name="Tableau8.A" style:family="table-column">
      <style:table-column-properties style:column-width="0.6cm"/>
    </style:style>
    <style:style style:name="Tableau8.B" style:family="table-column">
      <style:table-column-properties style:column-width="1.744cm"/>
    </style:style>
    <style:style style:name="Tableau8.C" style:family="table-column">
      <style:table-column-properties style:column-width="1.889cm"/>
    </style:style>
    <style:style style:name="Tableau8.A1" style:family="table-cell">
      <style:table-cell-properties style:vertical-align="middle"/>
    </style:style>
    <style:style style:name="Tableau8.B1" style:family="table-cell" style:data-style-name="N0">
      <style:table-cell-properties style:vertical-align="middle" fo:padding-left="0cm" fo:padding-right="0cm" fo:padding-top="0.101cm" fo:padding-bottom="0.101cm" fo:border-left="0.5pt solid #000000" fo:border-right="none" fo:border-top="0.5pt solid #000000" fo:border-bottom="0.5pt solid #000000"/>
    </style:style>
    <style:style style:name="Tableau8.C1" style:family="table-cell">
      <style:table-cell-properties style:vertical-align="middle" fo:padding-left="0cm" fo:padding-right="0cm" fo:padding-top="0.101cm" fo:padding-bottom="0.101cm" fo:border="0.5pt solid #000000"/>
    </style:style>
    <style:style style:name="Tableau8.2" style:family="table-row">
      <style:table-row-properties style:min-row-height="0.55cm"/>
    </style:style>
    <style:style style:name="Tableau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8.C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1" style:family="table">
      <style:table-properties style:width="9.151cm" table:align="margins"/>
    </style:style>
    <style:style style:name="Tableau11.A" style:family="table-column">
      <style:table-column-properties style:column-width="1.831cm" style:rel-column-width="13107*"/>
    </style:style>
    <style:style style:name="Tableau11.1" style:family="table-row">
      <style:table-row-properties style:row-height="0.799cm"/>
    </style:style>
    <style:style style:name="Tableau11.A1" style:family="table-cell">
      <style:table-cell-properties style:vertical-align="middle" fo:padding="0.097cm" fo:border="none"/>
    </style:style>
    <style:style style:name="Tableau11.B1" style:family="table-cell" style:data-style-name="N0">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0.5pt solid #000000"/>
    </style:style>
    <style:style style:name="Tableau11.2" style:family="table-row">
      <style:table-row-properties style:row-height="0.801cm"/>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data-style-name="N0">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0.5pt solid #000000" fo:border-top="none" fo:border-bottom="0.5pt solid #000000"/>
    </style:style>
    <style:style style:name="Tableau12" style:family="table">
      <style:table-properties style:width="9.151cm" table:align="margins"/>
    </style:style>
    <style:style style:name="Tableau12.A" style:family="table-column">
      <style:table-column-properties style:column-width="1.831cm" style:rel-column-width="13107*"/>
    </style:style>
    <style:style style:name="Tableau12.1" style:family="table-row">
      <style:table-row-properties style:row-height="0.799cm"/>
    </style:style>
    <style:style style:name="Tableau12.A1" style:family="table-cell">
      <style:table-cell-properties style:vertical-align="middle" fo:padding="0.097cm" fo:border="none"/>
    </style:style>
    <style:style style:name="Tableau12.B1" style:family="table-cell" style:data-style-name="N0">
      <style:table-cell-properties style:vertical-align="middle" fo:padding="0.097cm" fo:border-left="0.5pt solid #000000" fo:border-right="none" fo:border-top="0.5pt solid #000000" fo:border-bottom="0.5pt solid #000000"/>
    </style:style>
    <style:style style:name="Tableau12.E1" style:family="table-cell">
      <style:table-cell-properties style:vertical-align="middle" fo:padding="0.097cm" fo:border="0.5pt solid #000000"/>
    </style:style>
    <style:style style:name="Tableau12.2" style:family="table-row">
      <style:table-row-properties style:row-height="0.801cm"/>
    </style:style>
    <style:style style:name="Tableau12.B2" style:family="table-cell">
      <style:table-cell-properties style:vertical-align="middle" fo:padding="0.097cm" fo:border-left="0.5pt solid #000000" fo:border-right="none" fo:border-top="none" fo:border-bottom="0.5pt solid #000000"/>
    </style:style>
    <style:style style:name="Tableau12.C2" style:family="table-cell">
      <style:table-cell-properties style:vertical-align="middle" fo:padding="0.097cm" fo:border-left="0.5pt solid #000000" fo:border-right="none" fo:border-top="none" fo:border-bottom="0.5pt solid #000000"/>
    </style:style>
    <style:style style:name="Tableau12.D2" style:family="table-cell">
      <style:table-cell-properties style:vertical-align="middle" fo:padding="0.097cm" fo:border-left="0.5pt solid #000000" fo:border-right="none" fo:border-top="none" fo:border-bottom="0.5pt solid #000000"/>
    </style:style>
    <style:style style:name="Tableau12.E2" style:family="table-cell">
      <style:table-cell-properties style:vertical-align="middle" fo:padding="0.097cm" fo:border-left="0.5pt solid #000000" fo:border-right="0.5pt solid #000000" fo:border-top="none" fo:border-bottom="0.5pt solid #000000"/>
    </style:style>
    <style:style style:name="Tableau14" style:family="table">
      <style:table-properties style:width="9.151cm" table:align="margins"/>
    </style:style>
    <style:style style:name="Tableau14.A" style:family="table-column">
      <style:table-column-properties style:column-width="1.831cm" style:rel-column-width="13107*"/>
    </style:style>
    <style:style style:name="Tableau14.1" style:family="table-row">
      <style:table-row-properties style:row-height="0.799cm"/>
    </style:style>
    <style:style style:name="Tableau14.A1" style:family="table-cell">
      <style:table-cell-properties style:vertical-align="middle" fo:padding="0.097cm" fo:border="none"/>
    </style:style>
    <style:style style:name="Tableau14.B1" style:family="table-cell" style:data-style-name="N0">
      <style:table-cell-properties style:vertical-align="middle" fo:padding="0.097cm" fo:border-left="0.5pt solid #000000" fo:border-right="none" fo:border-top="0.5pt solid #000000" fo:border-bottom="0.5pt solid #000000"/>
    </style:style>
    <style:style style:name="Tableau14.E1" style:family="table-cell" style:data-style-name="N0">
      <style:table-cell-properties style:vertical-align="middle" fo:padding="0.097cm" fo:border="0.5pt solid #000000"/>
    </style:style>
    <style:style style:name="Tableau14.2" style:family="table-row">
      <style:table-row-properties style:row-height="0.801cm"/>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data-style-name="N0">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data-style-name="N0">
      <style:table-cell-properties style:vertical-align="middle" fo:padding="0.097cm" fo:border-left="0.5pt solid #000000" fo:border-right="0.5pt solid #000000" fo:border-top="none" fo:border-bottom="0.5pt solid #000000"/>
    </style:style>
    <style:style style:name="Tableau9" style:family="table">
      <style:table-properties style:width="9.151cm" table:align="margins"/>
    </style:style>
    <style:style style:name="Tableau9.A" style:family="table-column">
      <style:table-column-properties style:column-width="1.526cm" style:rel-column-width="10922*"/>
    </style:style>
    <style:style style:name="Tableau9.F" style:family="table-column">
      <style:table-column-properties style:column-width="1.526cm" style:rel-column-width="10925*"/>
    </style:style>
    <style:style style:name="Tableau9.1" style:family="table-row">
      <style:table-row-properties style:min-row-height="0.801cm"/>
    </style:style>
    <style:style style:name="Tableau9.A1" style:family="table-cell" style:data-style-name="N0">
      <style:table-cell-properties style:vertical-align="middle" fo:padding="0.097cm" fo:border-left="0.5pt solid #000000" fo:border-right="none" fo:border-top="0.5pt solid #000000" fo:border-bottom="0.5pt solid #000000"/>
    </style:style>
    <style:style style:name="Tableau9.F1" style:family="table-cell" style:data-style-name="N0">
      <style:table-cell-properties style:vertical-align="middle" fo:padding="0.097cm" fo:border="0.5pt solid #000000"/>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data-style-name="N0">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none" fo:border-top="none" fo:border-bottom="0.5pt solid #000000"/>
    </style:style>
    <style:style style:name="Tableau9.F2" style:family="table-cell" style:data-style-name="N0">
      <style:table-cell-properties style:vertical-align="middle" fo:padding="0.097cm" fo:border-left="0.5pt solid #000000" fo:border-right="0.5pt solid #000000" fo:border-top="none" fo:border-bottom="0.5pt solid #000000"/>
    </style:style>
    <style:style style:name="Tableau10" style:family="table">
      <style:table-properties style:width="9.151cm" table:align="margins"/>
    </style:style>
    <style:style style:name="Tableau10.A" style:family="table-column">
      <style:table-column-properties style:column-width="1.526cm" style:rel-column-width="10922*"/>
    </style:style>
    <style:style style:name="Tableau10.F" style:family="table-column">
      <style:table-column-properties style:column-width="1.526cm" style:rel-column-width="10925*"/>
    </style:style>
    <style:style style:name="Tableau10.1" style:family="table-row">
      <style:table-row-properties style:row-height="0.801cm"/>
    </style:style>
    <style:style style:name="Tableau10.A1" style:family="table-cell" style:data-style-name="N0">
      <style:table-cell-properties style:vertical-align="middle" fo:padding="0.097cm" fo:border-left="0.5pt solid #000000" fo:border-right="none" fo:border-top="0.5pt solid #000000" fo:border-bottom="0.5pt solid #000000"/>
    </style:style>
    <style:style style:name="Tableau10.F1" style:family="table-cell" style:data-style-name="N0">
      <style:table-cell-properties style:vertical-align="middle" fo:padding="0.097cm" fo:border="0.5pt solid #000000"/>
    </style:style>
    <style:style style:name="Tableau10.A2" style:family="table-cell">
      <style:table-cell-properties style:vertical-align="middle" fo:padding="0.097cm" fo:border-left="0.5pt solid #000000" fo:border-right="none" fo:border-top="none" fo:border-bottom="0.5pt solid #000000"/>
    </style:style>
    <style:style style:name="Tableau10.B2" style:family="table-cell" style:data-style-name="N0">
      <style:table-cell-properties style:vertical-align="middle" fo:padding="0.097cm" fo:border-left="0.5pt solid #000000" fo:border-right="none" fo:border-top="none" fo:border-bottom="0.5pt solid #000000"/>
    </style:style>
    <style:style style:name="Tableau10.F2" style:family="table-cell" style:data-style-name="N0">
      <style:table-cell-properties style:vertical-align="middle" fo:padding="0.097cm" fo:border-left="0.5pt solid #000000" fo:border-right="0.5pt solid #000000" fo:border-top="none" fo:border-bottom="0.5pt solid #000000"/>
    </style:style>
    <style:style style:name="Tableau15" style:family="table">
      <style:table-properties style:width="9.148cm" table:align="left"/>
    </style:style>
    <style:style style:name="Tableau15.A" style:family="table-column">
      <style:table-column-properties style:column-width="0.794cm"/>
    </style:style>
    <style:style style:name="Tableau15.B" style:family="table-column">
      <style:table-column-properties style:column-width="0.984cm"/>
    </style:style>
    <style:style style:name="Tableau15.C" style:family="table-column">
      <style:table-column-properties style:column-width="1.416cm"/>
    </style:style>
    <style:style style:name="Tableau15.D" style:family="table-column">
      <style:table-column-properties style:column-width="1.127cm"/>
    </style:style>
    <style:style style:name="Tableau15.E" style:family="table-column">
      <style:table-column-properties style:column-width="1.016cm"/>
    </style:style>
    <style:style style:name="Tableau15.F" style:family="table-column">
      <style:table-column-properties style:column-width="1.272cm"/>
    </style:style>
    <style:style style:name="Tableau15.H" style:family="table-column">
      <style:table-column-properties style:column-width="1.266cm"/>
    </style:style>
    <style:style style:name="Tableau15.A1" style:family="table-cell">
      <style:table-cell-properties fo:padding-left="0cm" fo:padding-right="0.101cm" fo:padding-top="0.101cm" fo:padding-bottom="0.101cm" fo:border="none"/>
    </style:style>
    <style:style style:name="Tableau15.B1" style:family="table-cell" style:data-style-name="N0">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background-color="#ffff00" fo:padding="0.097cm" fo:border="0.5pt solid #000000">
        <style:background-image/>
      </style:table-cell-properties>
    </style:style>
    <style:style style:name="Tableau15.E1" style:family="table-cell">
      <style:table-cell-properties style:vertical-align="" fo:padding="0.097cm" fo:border="none"/>
    </style:style>
    <style:style style:name="Tableau15.H1" style:family="table-cell">
      <style:table-cell-properties style:vertical-align="middle" fo:padding="0.097cm" fo:border="0.5pt solid #000000"/>
    </style:style>
    <style:style style:name="Tableau15.B2" style:family="table-cell" style:data-style-name="N0">
      <style:table-cell-properties style:vertical-align="middle" fo:padding="0.097cm" fo:border-left="0.5pt solid #000000" fo:border-right="none" fo:border-top="none" fo:border-bottom="0.5pt solid #000000"/>
    </style:style>
    <style:style style:name="Tableau15.C2" style:family="table-cell" style:data-style-name="N0">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0.5pt solid #000000" fo:border-top="none" fo:border-bottom="0.5pt solid #000000"/>
    </style:style>
    <style:style style:name="Tableau15.E2" style:family="table-cell" style:data-style-name="N0">
      <style:table-cell-properties style:vertical-align="" fo:padding="0.097cm" fo:border="none"/>
    </style:style>
    <style:style style:name="Tableau15.F2" style:family="table-cell" style:data-style-name="N0">
      <style:table-cell-properties style:vertical-align="middle" fo:padding="0.097cm" fo:border-left="0.5pt solid #000000" fo:border-right="none" fo:border-top="none" fo:border-bottom="0.5pt solid #000000"/>
    </style:style>
    <style:style style:name="Tableau15.G2" style:family="table-cell" style:data-style-name="N0">
      <style:table-cell-properties style:vertical-align="middle" fo:padding="0.097cm" fo:border-left="0.5pt solid #000000" fo:border-right="none" fo:border-top="none" fo:border-bottom="0.5pt solid #000000"/>
    </style:style>
    <style:style style:name="Tableau15.H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2" style:family="table">
      <style:table-properties style:width="9.148cm" table:align="left"/>
    </style:style>
    <style:style style:name="Tableau2.A" style:family="table-column">
      <style:table-column-properties style:column-width="4.505cm"/>
    </style:style>
    <style:style style:name="Tableau2.B" style:family="table-column">
      <style:table-column-properties style:column-width="1.194cm"/>
    </style:style>
    <style:style style:name="Tableau2.C" style:family="table-column">
      <style:table-column-properties style:column-width="3.448cm"/>
    </style:style>
    <style:style style:name="Tableau2.1" style:family="table-row">
      <style:table-row-properties style:row-height="1.095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2.C1" style:family="table-cell">
      <style:table-cell-properties fo:background-color="#ffff00" fo:padding="0.097cm" fo:border="0.5pt solid #000000">
        <style:background-image/>
      </style:table-cell-properties>
    </style:style>
    <style:style style:name="Tableau2.2" style:family="table-row">
      <style:table-row-properties style:row-height="0.9cm"/>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fo:background-color="#ffff00" fo:padding="0.097cm" fo:border-left="0.5pt solid #000000" fo:border-right="none" fo:border-top="none" fo:border-bottom="0.5pt solid #000000">
        <style:background-image/>
      </style:table-cell-properties>
    </style:style>
    <style:style style:name="Tableau2.C2"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7" style:family="table">
      <style:table-properties style:width="9.148cm" table:align="left"/>
    </style:style>
    <style:style style:name="Tableau7.A" style:family="table-column">
      <style:table-column-properties style:column-width="4.505cm"/>
    </style:style>
    <style:style style:name="Tableau7.B" style:family="table-column">
      <style:table-column-properties style:column-width="1.194cm"/>
    </style:style>
    <style:style style:name="Tableau7.C" style:family="table-column">
      <style:table-column-properties style:column-width="3.448cm"/>
    </style:style>
    <style:style style:name="Tableau7.1" style:family="table-row">
      <style:table-row-properties style:row-height="1.095cm"/>
    </style:style>
    <style:style style:name="Tableau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7.B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7.C1" style:family="table-cell">
      <style:table-cell-properties fo:background-color="#ffff00" fo:padding="0.097cm" fo:border="0.5pt solid #000000">
        <style:background-image/>
      </style:table-cell-properties>
    </style:style>
    <style:style style:name="Tableau7.2" style:family="table-row">
      <style:table-row-properties style:row-height="0.9cm"/>
    </style:style>
    <style:style style:name="Tableau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7.B2" style:family="table-cell">
      <style:table-cell-properties fo:background-color="#ffff00" fo:padding="0.097cm" fo:border-left="0.5pt solid #000000" fo:border-right="none" fo:border-top="none" fo:border-bottom="0.5pt solid #000000">
        <style:background-image/>
      </style:table-cell-properties>
    </style:style>
    <style:style style:name="Tableau7.C2"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32" style:family="table">
      <style:table-properties style:width="9.148cm" table:align="left"/>
    </style:style>
    <style:style style:name="Tableau32.A" style:family="table-column">
      <style:table-column-properties style:column-width="2.494cm"/>
    </style:style>
    <style:style style:name="Tableau32.B" style:family="table-column">
      <style:table-column-properties style:column-width="1.21cm"/>
    </style:style>
    <style:style style:name="Tableau32.C" style:family="table-column">
      <style:table-column-properties style:column-width="1.194cm"/>
    </style:style>
    <style:style style:name="Tableau32.D" style:family="table-column">
      <style:table-column-properties style:column-width="1.104cm"/>
    </style:style>
    <style:style style:name="Tableau32.F" style:family="table-column">
      <style:table-column-properties style:column-width="1.088cm"/>
    </style:style>
    <style:style style:name="Tableau32.G" style:family="table-column">
      <style:table-column-properties style:column-width="0.953cm"/>
    </style:style>
    <style:style style:name="Tableau32.1" style:family="table-row">
      <style:table-row-properties style:row-height="1.095cm"/>
    </style:style>
    <style:style style:name="Tableau3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2.B1" style:family="table-cell">
      <style:table-cell-properties fo:padding="0.097cm" fo:border-left="0.5pt solid #000000" fo:border-right="none" fo:border-top="0.5pt solid #000000" fo:border-bottom="0.5pt solid #000000"/>
    </style:style>
    <style:style style:name="Tableau32.C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D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E1" style:family="table-cell">
      <style:table-cell-properties fo:padding="0.097cm" fo:border-left="0.5pt solid #000000" fo:border-right="none" fo:border-top="0.5pt solid #000000" fo:border-bottom="0.5pt solid #000000"/>
    </style:style>
    <style:style style:name="Tableau32.F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G1" style:family="table-cell">
      <style:table-cell-properties fo:background-color="#ffff00" fo:padding="0.097cm" fo:border="0.5pt solid #000000">
        <style:background-image/>
      </style:table-cell-properties>
    </style:style>
    <style:style style:name="Tableau32.2" style:family="table-row">
      <style:table-row-properties style:row-height="1.203cm"/>
    </style:style>
    <style:style style:name="Tableau3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2.B2" style:family="table-cell">
      <style:table-cell-properties fo:background-color="#ffff00" fo:padding="0.097cm" fo:border-left="0.5pt solid #000000" fo:border-right="none" fo:border-top="none" fo:border-bottom="0.5pt solid #000000">
        <style:background-image/>
      </style:table-cell-properties>
    </style:style>
    <style:style style:name="Tableau32.C2" style:family="table-cell">
      <style:table-cell-properties fo:padding="0.097cm" fo:border-left="0.5pt solid #000000" fo:border-right="none" fo:border-top="none" fo:border-bottom="0.5pt solid #000000"/>
    </style:style>
    <style:style style:name="Tableau32.D2" style:family="table-cell">
      <style:table-cell-properties fo:padding="0.097cm" fo:border-left="0.5pt solid #000000" fo:border-right="none" fo:border-top="none" fo:border-bottom="0.5pt solid #000000"/>
    </style:style>
    <style:style style:name="Tableau32.E2" style:family="table-cell">
      <style:table-cell-properties fo:background-color="#ffff00" fo:padding="0.097cm" fo:border-left="0.5pt solid #000000" fo:border-right="none" fo:border-top="none" fo:border-bottom="0.5pt solid #000000">
        <style:background-image/>
      </style:table-cell-properties>
    </style:style>
    <style:style style:name="Tableau32.F2" style:family="table-cell">
      <style:table-cell-properties fo:padding="0.097cm" fo:border-left="0.5pt solid #000000" fo:border-right="none" fo:border-top="none" fo:border-bottom="0.5pt solid #000000"/>
    </style:style>
    <style:style style:name="Tableau32.G2" style:family="table-cell">
      <style:table-cell-properties fo:padding="0.097cm" fo:border-left="0.5pt solid #000000" fo:border-right="0.5pt solid #000000" fo:border-top="none" fo:border-bottom="0.5pt solid #000000"/>
    </style:style>
    <style:style style:name="Tableau31" style:family="table">
      <style:table-properties style:width="4.477cm" table:align="margins" fo:background-color="transparent">
        <style:background-image/>
      </style:table-properties>
    </style:style>
    <style:style style:name="Tableau31.A" style:family="table-column">
      <style:table-column-properties style:column-width="2.305cm" style:rel-column-width="33748*"/>
    </style:style>
    <style:style style:name="Tableau31.B" style:family="table-column">
      <style:table-column-properties style:column-width="1.097cm" style:rel-column-width="16060*"/>
    </style:style>
    <style:style style:name="Tableau31.C" style:family="table-column">
      <style:table-column-properties style:column-width="1.074cm" style:rel-column-width="15727*"/>
    </style:style>
    <style:style style:name="Tableau31.1" style:family="table-row">
      <style:table-row-properties style:min-row-height="0.7cm" fo:background-color="transparent">
        <style:background-image/>
      </style:table-row-properties>
    </style:style>
    <style:style style:name="Tableau31.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1.C1" style:family="table-cell">
      <style:table-cell-properties style:vertical-align="middle" fo:background-color="#de9ad5" fo:padding="0cm" fo:border="0.05pt solid #000000">
        <style:background-image/>
      </style:table-cell-properties>
    </style:style>
    <style:style style:name="Tableau31.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1.B2" style:family="table-cell" style:data-style-name="N0">
      <style:table-cell-properties style:vertical-align="middle" fo:padding="0cm" fo:border-left="0.05pt solid #000000" fo:border-right="none" fo:border-top="none" fo:border-bottom="0.05pt solid #000000"/>
    </style:style>
    <style:style style:name="Tableau31.C2" style:family="table-cell" style:data-style-name="N0">
      <style:table-cell-properties style:vertical-align="middle" fo:padding="0cm" fo:border-left="0.05pt solid #000000" fo:border-right="0.05pt solid #000000" fo:border-top="none" fo:border-bottom="0.05pt solid #000000"/>
    </style:style>
    <style:style style:name="Tableau31.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1.C3" style:family="table-cell" style:data-style-name="N0">
      <style:table-cell-properties style:vertical-align="middle" fo:padding="0cm" fo:border-left="0.05pt solid #000000" fo:border-right="0.05pt solid #000000" fo:border-top="none" fo:border-bottom="0.05pt solid #000000"/>
    </style:style>
    <style:style style:name="Tableau13" style:family="table">
      <style:table-properties style:width="4.477cm" table:align="margins" fo:background-color="transparent">
        <style:background-image/>
      </style:table-properties>
    </style:style>
    <style:style style:name="Tableau13.A" style:family="table-column">
      <style:table-column-properties style:column-width="2.305cm" style:rel-column-width="33748*"/>
    </style:style>
    <style:style style:name="Tableau13.B" style:family="table-column">
      <style:table-column-properties style:column-width="1.097cm" style:rel-column-width="16060*"/>
    </style:style>
    <style:style style:name="Tableau13.C" style:family="table-column">
      <style:table-column-properties style:column-width="1.074cm" style:rel-column-width="15727*"/>
    </style:style>
    <style:style style:name="Tableau13.1" style:family="table-row">
      <style:table-row-properties style:min-row-height="0.7cm" fo:background-color="transparent">
        <style:background-image/>
      </style:table-row-properties>
    </style:style>
    <style:style style:name="Tableau1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13.C1" style:family="table-cell">
      <style:table-cell-properties style:vertical-align="middle" fo:background-color="#de9ad5" fo:padding="0cm" fo:border="0.05pt solid #000000">
        <style:background-image/>
      </style:table-cell-properties>
    </style:style>
    <style:style style:name="Tableau1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13.B2" style:family="table-cell" style:data-style-name="N0">
      <style:table-cell-properties style:vertical-align="middle" fo:padding="0cm" fo:border-left="0.05pt solid #000000" fo:border-right="none" fo:border-top="none" fo:border-bottom="0.05pt solid #000000"/>
    </style:style>
    <style:style style:name="Tableau13.C2" style:family="table-cell" style:data-style-name="N0">
      <style:table-cell-properties style:vertical-align="middle" fo:padding="0cm" fo:border-left="0.05pt solid #000000" fo:border-right="0.05pt solid #000000" fo:border-top="none" fo:border-bottom="0.05pt solid #000000"/>
    </style:style>
    <style:style style:name="Tableau13.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13.C3" style:family="table-cell" style:data-style-name="N0">
      <style:table-cell-properties style:vertical-align="middle" fo:padding="0cm" fo:border-left="0.05pt solid #000000" fo:border-right="0.05pt solid #000000" fo:border-top="none" fo:border-bottom="0.05pt solid #000000"/>
    </style:style>
    <style:style style:name="Tableau33" style:family="table">
      <style:table-properties style:width="4.329cm" fo:margin-left="0cm" table:align="left" fo:background-color="transparent">
        <style:background-image/>
      </style:table-properties>
    </style:style>
    <style:style style:name="Tableau33.A" style:family="table-column">
      <style:table-column-properties style:column-width="2.193cm"/>
    </style:style>
    <style:style style:name="Tableau33.B" style:family="table-column">
      <style:table-column-properties style:column-width="1.115cm"/>
    </style:style>
    <style:style style:name="Tableau33.C" style:family="table-column">
      <style:table-column-properties style:column-width="1.021cm"/>
    </style:style>
    <style:style style:name="Tableau33.1" style:family="table-row">
      <style:table-row-properties style:min-row-height="0.7cm" fo:background-color="transparent">
        <style:background-image/>
      </style:table-row-properties>
    </style:style>
    <style:style style:name="Tableau3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3.C1" style:family="table-cell">
      <style:table-cell-properties style:vertical-align="middle" fo:background-color="#de9ad5" fo:padding="0cm" fo:border="0.05pt solid #000000">
        <style:background-image/>
      </style:table-cell-properties>
    </style:style>
    <style:style style:name="Tableau3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3.B2" style:family="table-cell" style:data-style-name="N0">
      <style:table-cell-properties style:vertical-align="middle" fo:padding="0cm" fo:border-left="0.05pt solid #000000" fo:border-right="none" fo:border-top="none" fo:border-bottom="0.05pt solid #000000"/>
    </style:style>
    <style:style style:name="Tableau33.C2" style:family="table-cell" style:data-style-name="N0">
      <style:table-cell-properties style:vertical-align="middle" fo:padding="0cm" fo:border-left="0.05pt solid #000000" fo:border-right="0.05pt solid #000000" fo:border-top="none" fo:border-bottom="0.05pt solid #000000"/>
    </style:style>
    <style:style style:name="Tableau33.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3.C3" style:family="table-cell" style:data-style-name="N0">
      <style:table-cell-properties style:vertical-align="middle" fo:padding="0cm" fo:border-left="0.05pt solid #000000" fo:border-right="0.05pt solid #000000" fo:border-top="none" fo:border-bottom="0.05pt solid #000000"/>
    </style:style>
    <style:style style:name="Tableau34" style:family="table">
      <style:table-properties style:width="4.329cm" fo:margin-left="0cm" table:align="left" fo:background-color="transparent">
        <style:background-image/>
      </style:table-properties>
    </style:style>
    <style:style style:name="Tableau34.A" style:family="table-column">
      <style:table-column-properties style:column-width="2.193cm"/>
    </style:style>
    <style:style style:name="Tableau34.B" style:family="table-column">
      <style:table-column-properties style:column-width="1.115cm"/>
    </style:style>
    <style:style style:name="Tableau34.C" style:family="table-column">
      <style:table-column-properties style:column-width="1.021cm"/>
    </style:style>
    <style:style style:name="Tableau34.1" style:family="table-row">
      <style:table-row-properties style:min-row-height="0.7cm" fo:background-color="transparent">
        <style:background-image/>
      </style:table-row-properties>
    </style:style>
    <style:style style:name="Tableau34.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4.C1" style:family="table-cell">
      <style:table-cell-properties style:vertical-align="middle" fo:background-color="#de9ad5" fo:padding="0cm" fo:border="0.05pt solid #000000">
        <style:background-image/>
      </style:table-cell-properties>
    </style:style>
    <style:style style:name="Tableau34.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4.B2" style:family="table-cell" style:data-style-name="N0">
      <style:table-cell-properties style:vertical-align="middle" fo:padding="0cm" fo:border-left="0.05pt solid #000000" fo:border-right="none" fo:border-top="none" fo:border-bottom="0.05pt solid #000000"/>
    </style:style>
    <style:style style:name="Tableau34.C2" style:family="table-cell" style:data-style-name="N0">
      <style:table-cell-properties style:vertical-align="middle" fo:padding="0cm" fo:border-left="0.05pt solid #000000" fo:border-right="0.05pt solid #000000" fo:border-top="none" fo:border-bottom="0.05pt solid #000000"/>
    </style:style>
    <style:style style:name="Tableau34.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4.C3" style:family="table-cell" style:data-style-name="N0">
      <style:table-cell-properties style:vertical-align="middle" fo:padding="0cm" fo:border-left="0.05pt solid #000000" fo:border-right="0.05pt solid #000000" fo:border-top="none" fo:border-bottom="0.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bc289c"/>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P12" style:family="paragraph" style:parent-style-name="Footer">
      <style:text-properties fo:text-transform="uppercase" fo:color="#808080" loext:opacity="100%" style:font-name="Bitstream Vera Sans6" fo:font-size="9pt" officeooo:rsid="00d122d1" officeooo:paragraph-rsid="00d122d1"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_5f_Paragraphe">
      <style:paragraph-properties fo:text-align="start" style:justify-single-word="false"/>
      <style:text-properties officeooo:paragraph-rsid="00d122d1"/>
    </style:style>
    <style:style style:name="P19" style:family="paragraph" style:parent-style-name="Footer">
      <style:text-properties officeooo:paragraph-rsid="030c4d7d"/>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rsid="00cb5e1e" officeooo:paragraph-rsid="00cb5e1e"/>
    </style:style>
    <style:style style:name="P22" style:family="paragraph" style:parent-style-name="_5f_Header_20_M_20_page_20_impaire_20__28_D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Tableau_5f_Centré">
      <style:text-properties fo:font-weight="normal" style:font-weight-asian="normal" style:font-weight-complex="normal"/>
    </style:style>
    <style:style style:name="P27" style:family="paragraph" style:parent-style-name="_5f_Tableau_5f_Centré_5f_Gras">
      <style:text-properties fo:font-weight="normal" style:font-weight-asian="normal" style:font-weight-complex="normal"/>
    </style:style>
    <style:style style:name="P28" style:family="paragraph" style:parent-style-name="_5f_Tableau_5f_Centré_5f_Gras">
      <style:text-properties fo:font-weight="normal" officeooo:paragraph-rsid="00c30ff7" style:font-weight-asian="normal" style:font-weight-complex="normal"/>
    </style:style>
    <style:style style:name="P29" style:family="paragraph" style:parent-style-name="_5f_Tableau_5f_Centré_5f_Gras">
      <style:paragraph-properties fo:margin-top="0.201cm" fo:margin-bottom="0.201cm" style:contextual-spacing="false"/>
      <style:text-properties fo:font-weight="normal" officeooo:paragraph-rsid="00d122d1" style:font-weight-asian="normal" style:font-weight-complex="normal"/>
    </style:style>
    <style:style style:name="P30" style:family="paragraph" style:parent-style-name="_5f_Tableau_5f_Centré">
      <style:text-properties fo:font-weight="normal" officeooo:rsid="00bc7ca0" officeooo:paragraph-rsid="00bc7ca0" fo:background-color="#ffff00" style:font-weight-asian="normal" style:font-weight-complex="normal"/>
    </style:style>
    <style:style style:name="P31" style:family="paragraph" style:parent-style-name="_5f_Tableau_5f_Centré_5f_Gras">
      <style:text-properties fo:font-weight="normal" officeooo:rsid="00bc7ca0" officeooo:paragraph-rsid="00bc7ca0" fo:background-color="#ffff00" style:font-weight-asian="normal" style:font-weight-complex="normal"/>
    </style:style>
    <style:style style:name="P32" style:family="paragraph" style:parent-style-name="_5f_Tableau_5f_Centré">
      <style:text-properties fo:font-weight="normal" officeooo:rsid="00c125ff" officeooo:paragraph-rsid="00c125ff" fo:background-color="#ffff00" style:font-weight-asian="normal" style:font-weight-complex="normal"/>
    </style:style>
    <style:style style:name="P33" style:family="paragraph" style:parent-style-name="_5f_Tableau_5f_Centré_5f_Gras">
      <style:paragraph-properties fo:margin-top="0.201cm" fo:margin-bottom="0.201cm" style:contextual-spacing="false"/>
      <style:text-properties fo:font-weight="normal" officeooo:rsid="00c125ff" officeooo:paragraph-rsid="00d122d1" fo:background-color="#ffff00" style:font-weight-asian="normal" style:font-weight-complex="normal"/>
    </style:style>
    <style:style style:name="P34" style:family="paragraph" style:parent-style-name="_5f_Tableau_5f_Centré_5f_Gras">
      <style:text-properties fo:font-weight="normal" officeooo:rsid="00be9ef0" officeooo:paragraph-rsid="00be9ef0" fo:background-color="#ffff00" style:font-weight-asian="normal" style:font-weight-complex="normal"/>
    </style:style>
    <style:style style:name="P35" style:family="paragraph" style:parent-style-name="_5f_Tableau_5f_Centré">
      <style:text-properties officeooo:paragraph-rsid="00c9f25b"/>
    </style:style>
    <style:style style:name="P36" style:family="paragraph" style:parent-style-name="_5f_Tableau_5f_Centré_5f_Gras">
      <style:text-properties officeooo:paragraph-rsid="00c9f25b"/>
    </style:style>
    <style:style style:name="P37" style:family="paragraph" style:parent-style-name="_5f_Tableau_5f_Centré">
      <style:text-properties fo:font-size="9pt" fo:font-weight="normal" style:font-size-asian="9pt" style:font-weight-asian="normal" style:font-size-complex="9pt" style:font-weight-complex="normal"/>
    </style:style>
    <style:style style:name="P38" style:family="paragraph" style:parent-style-name="_5f_Tableau_5f_Centré_5f_Gras">
      <style:text-properties fo:font-size="9pt" fo:font-weight="bold" style:font-size-asian="9pt" style:font-weight-asian="bold" style:font-size-complex="9pt" style:font-weight-complex="bold"/>
    </style:style>
    <style:style style:name="P39" style:family="paragraph" style:parent-style-name="Standard">
      <style:paragraph-properties fo:text-align="center" style:justify-single-word="false"/>
      <style:text-properties style:font-name="Bitstream Vera Sans6" fo:font-size="10pt" fo:font-weight="normal" officeooo:rsid="00bc7ca0" officeooo:paragraph-rsid="00bc7ca0" fo:background-color="#ffff00" style:font-size-asian="10pt" style:font-weight-asian="normal" style:font-weight-complex="normal"/>
    </style:style>
    <style:style style:name="P40" style:family="paragraph" style:parent-style-name="_5f_Paragraphe">
      <style:text-properties officeooo:paragraph-rsid="00d122d1"/>
    </style:style>
    <style:style style:name="P41" style:family="paragraph" style:parent-style-name="_5f_Paragraphe">
      <style:paragraph-properties fo:margin-top="0.101cm" fo:margin-bottom="0.101cm" style:contextual-spacing="false"/>
      <style:text-properties officeooo:paragraph-rsid="00d122d1"/>
    </style:style>
    <style:style style:name="P42" style:family="paragraph" style:parent-style-name="_5f_Tableau_5f_Centré_5f_Gras">
      <style:text-properties officeooo:paragraph-rsid="00d122d1"/>
    </style:style>
    <style:style style:name="P43" style:family="paragraph" style:parent-style-name="_5f_Paragraphe">
      <style:paragraph-properties fo:line-height="100%"/>
      <style:text-properties officeooo:paragraph-rsid="00d122d1"/>
    </style:style>
    <style:style style:name="P44" style:family="paragraph" style:parent-style-name="_5f_Paragraphe_5f_Réponse_5f_Pointillés_5f_Grisés">
      <style:paragraph-properties fo:margin-top="0.101cm" fo:margin-bottom="0.101cm" style:contextual-spacing="false" fo:line-height="100%"/>
      <style:text-properties officeooo:paragraph-rsid="00d122d1"/>
    </style:style>
    <style:style style:name="P45" style:family="paragraph" style:parent-style-name="_5f_Tableau_5f_Centré">
      <style:paragraph-properties fo:margin-top="0.201cm" fo:margin-bottom="0.201cm" style:contextual-spacing="false" fo:line-height="100%"/>
      <style:text-properties officeooo:paragraph-rsid="00d122d1"/>
    </style:style>
    <style:style style:name="P46" style:family="paragraph" style:parent-style-name="_5f_Paragraphe_5f_Réponse_5f_Pointillés_5f_Grisés">
      <style:paragraph-properties fo:margin-top="0.101cm" fo:margin-bottom="0.101cm" style:contextual-spacing="false" fo:line-height="100%"/>
      <style:text-properties officeooo:paragraph-rsid="00d12023"/>
    </style:style>
    <style:style style:name="P47" style:family="paragraph" style:parent-style-name="_5f_Paragraphe">
      <style:text-properties style:use-window-font-color="true" loext:opacity="0%" style:font-name="Bitstream Vera Sans6" fo:font-size="10pt" officeooo:paragraph-rsid="00d122d1" fo:background-color="#ffff00"/>
    </style:style>
    <style:style style:name="P48" style:family="paragraph" style:parent-style-name="_5f_Paragraphe_5f_Réponse_5f_Pointillés_5f_Grisés">
      <style:paragraph-properties fo:margin-top="0.201cm" fo:margin-bottom="0.201cm" style:contextual-spacing="false" fo:line-height="100%" fo:text-align="center" style:justify-single-word="false"/>
      <style:text-properties style:use-window-font-color="true" loext:opacity="0%" style:font-name="Bitstream Vera Sans6" fo:font-size="10pt" officeooo:paragraph-rsid="00d122d1" fo:background-color="#ffff00"/>
    </style:style>
    <style:style style:name="P49" style:family="paragraph" style:parent-style-name="_5f_Tableau_5f_Centré">
      <style:text-properties officeooo:paragraph-rsid="00be9ef0"/>
    </style:style>
    <style:style style:name="P50" style:family="paragraph" style:parent-style-name="_5f_Tableau_5f_Centré">
      <style:paragraph-properties fo:margin-top="0cm" fo:margin-bottom="0cm" style:contextual-spacing="false"/>
      <style:text-properties officeooo:paragraph-rsid="00be9ef0"/>
    </style:style>
    <style:style style:name="P51" style:family="paragraph" style:parent-style-name="_5f_Tableau_5f_Centré_5f_Gras">
      <style:paragraph-properties fo:margin-top="0cm" fo:margin-bottom="0cm" style:contextual-spacing="false"/>
      <style:text-properties officeooo:paragraph-rsid="00be9ef0"/>
    </style:style>
    <style:style style:name="P52" style:family="paragraph" style:parent-style-name="_5f_Tableau_5f_Centré_5f_Gras">
      <style:text-properties officeooo:paragraph-rsid="00be9ef0"/>
    </style:style>
    <style:style style:name="P53" style:family="paragraph" style:parent-style-name="_5f_Tableau_5f_Centré">
      <style:text-properties officeooo:rsid="00be9ef0" officeooo:paragraph-rsid="00be9ef0" fo:background-color="#ffff00"/>
    </style:style>
    <style:style style:name="P54" style:family="paragraph" style:parent-style-name="_5f_Tableau_5f_Centré">
      <style:paragraph-properties fo:margin-top="0.201cm" fo:margin-bottom="0.201cm" style:contextual-spacing="false" fo:line-height="100%"/>
      <style:text-properties officeooo:rsid="00c125ff" officeooo:paragraph-rsid="00d122d1" fo:background-color="#ffff00"/>
    </style:style>
    <style:style style:name="P55" style:family="paragraph" style:parent-style-name="_5f_Tableau_5f_Centré_5f_Gras">
      <style:text-properties fo:color="#000000" loext:opacity="100%" style:font-name="Bitstream Vera Sans" fo:font-size="10pt" fo:language="fr" fo:country="FR" fo:font-weight="bold" officeooo:rsid="00c38364" officeooo:paragraph-rsid="00d122d1" style:letter-kerning="true" style:font-name-asian="Bitstream Vera Sans2" style:font-size-asian="10pt" style:language-asian="zh" style:country-asian="CN" style:font-name-complex="Bitstream Vera Sans2" style:language-complex="hi" style:country-complex="IN"/>
    </style:style>
    <style:style style:name="P56" style:family="paragraph" style:parent-style-name="_5f_Tableau_5f_Centré_5f_Gras">
      <style:text-properties fo:color="#000000" loext:opacity="100%" style:font-name="Bitstream Vera Sans" fo:font-size="10pt" fo:language="fr" fo:country="FR" fo:font-weight="bold" officeooo:rsid="00c6d209" officeooo:paragraph-rsid="00d122d1" style:letter-kerning="true" style:font-name-asian="Bitstream Vera Sans2" style:font-size-asian="10pt" style:language-asian="zh" style:country-asian="CN" style:font-name-complex="Bitstream Vera Sans2" style:language-complex="hi" style:country-complex="IN"/>
    </style:style>
    <style:style style:name="P57" style:family="paragraph" style:parent-style-name="_5f_Tableau_5f_Centré_5f_Gras">
      <style:paragraph-properties fo:margin-top="0.201cm" fo:margin-bottom="0.201cm" style:contextual-spacing="false"/>
      <style:text-properties fo:color="#000000" loext:opacity="100%" style:font-name="Bitstream Vera Sans" fo:font-size="10pt" fo:language="fr" fo:country="FR" fo:font-weight="normal" officeooo:rsid="00c6d209" officeooo:paragraph-rsid="00d122d1" style:letter-kerning="true" fo:background-color="#ffff00" style:font-name-asian="Bitstream Vera Sans2" style:font-size-asian="10pt" style:language-asian="zh" style:country-asian="CN" style:font-weight-asian="normal" style:font-name-complex="Bitstream Vera Sans2" style:language-complex="hi" style:country-complex="IN" style:font-weight-complex="normal"/>
    </style:style>
    <style:style style:name="P58" style:family="paragraph" style:parent-style-name="Footer">
      <style:text-properties officeooo:rsid="00178920" officeooo:paragraph-rsid="00178920"/>
    </style:style>
    <style:style style:name="P5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0" style:family="paragraph" style:parent-style-name="_5f_Footer_20_page_20_impaire_20__28_D_29_"/>
    <style:style style:name="P61" style:family="paragraph" style:parent-style-name="_5f_Footer_20_page_20_impaire_20__28_D_29_">
      <style:text-properties officeooo:rsid="00d45efc" officeooo:paragraph-rsid="00d45efc"/>
    </style:style>
    <style:style style:name="P62" style:family="paragraph" style:parent-style-name="_5f_Footer_20_page_20_paire_20__28_G_29_">
      <style:text-properties officeooo:rsid="00f0da56" officeooo:paragraph-rsid="00f0da56"/>
    </style:style>
    <style:style style:name="P63" style:family="paragraph" style:parent-style-name="_5f_Footer_20_page_20_paire_20__28_G_29_"/>
    <style:style style:name="P64" style:family="paragraph" style:parent-style-name="_5f_Header_20_D_20_page_20_paire_20__28_G_29_">
      <style:text-properties officeooo:rsid="00d122d1" officeooo:paragraph-rsid="00d122d1"/>
    </style:style>
    <style:style style:name="P65" style:family="paragraph" style:parent-style-name="_5f_Header_20_G_20_page_20_paire_20__28_G_29_">
      <style:text-properties officeooo:paragraph-rsid="0334a5be"/>
    </style:style>
    <style:style style:name="P66" style:family="paragraph" style:parent-style-name="_5f_Header_20_M_20_page_20_paire_20__28_G_29_">
      <style:text-properties officeooo:paragraph-rsid="02af0d27"/>
    </style:style>
    <style:style style:name="P6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68" style:family="paragraph" style:parent-style-name="_5f_Paragraphe" style:list-style-name="_5f_Numérotation_20_des_20_exercices">
      <style:text-properties officeooo:paragraph-rsid="00d122d1"/>
    </style:style>
    <style:style style:name="P69" style:family="paragraph" style:parent-style-name="_5f_Paragraphe" style:list-style-name="_5f_Numérotation_20_des_20_exercices">
      <style:paragraph-properties fo:line-height="100%"/>
      <style:text-properties officeooo:paragraph-rsid="00d122d1"/>
    </style:style>
    <style:style style:name="P70" style:family="paragraph" style:parent-style-name="_5f_Paragraphe_5f_Correction">
      <style:text-properties officeooo:paragraph-rsid="00d64b9b"/>
    </style:style>
    <style:style style:name="P71" style:family="paragraph" style:parent-style-name="_5f_Paragraphe_5f_Réponse_5f_Pointillés_5f_Grisés" style:list-style-name="_5f_Numérotation_20_des_20_exercices">
      <style:paragraph-properties fo:margin-top="0.201cm" fo:margin-bottom="0.201cm" style:contextual-spacing="false" fo:line-height="100%" fo:text-align="center" style:justify-single-word="false"/>
      <style:text-properties style:use-window-font-color="true" loext:opacity="0%" style:font-name="Bitstream Vera Sans6" fo:font-size="10pt" officeooo:paragraph-rsid="00d122d1" fo:background-color="#ffff00"/>
    </style:style>
    <style:style style:name="P72" style:family="paragraph" style:parent-style-name="_5f_Paragraphe_5f_avec_5f_Num_5f_Question" style:list-style-name="_5f_Numérotation_20_des_20_exercices"/>
    <style:style style:name="P73" style:family="paragraph" style:parent-style-name="_5f_Paragraphe_5f_avec_5f_Num_5f_Question" style:list-style-name="_5f_Numérotation_20_des_20_exercices">
      <style:paragraph-properties fo:margin-top="0.099cm" fo:margin-bottom="0.099cm" style:contextual-spacing="false"/>
      <style:text-properties officeooo:paragraph-rsid="00c72ea1"/>
    </style:style>
    <style:style style:name="P74" style:family="paragraph" style:parent-style-name="_5f_Premier_5f_Titre_5f_Exercices_5f_avec_5f_Num_5f_Exo_5f_sans_5f_Titre" style:list-style-name="_5f_Numérotation_20_des_20_exercices"/>
    <style:style style:name="P75"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76" style:family="paragraph" style:parent-style-name="_5f_Tableau_5f_Centré_5f_Gras" style:list-style-name="_5f_Numérotation_20_des_20_exercices"/>
    <style:style style:name="P77" style:family="paragraph" style:parent-style-name="_5f_Tableau_5f_Centré_5f_Gras" style:list-style-name="_5f_Numérotation_20_des_20_exercices">
      <style:text-properties officeooo:paragraph-rsid="00c9f25b"/>
    </style:style>
    <style:style style:name="P78" style:family="paragraph" style:parent-style-name="_5f_Tableau_5f_Centré_5f_Gras" style:list-style-name="_5f_Numérotation_20_des_20_exercices">
      <style:text-properties fo:color="#000000" loext:opacity="100%" style:font-name="Bitstream Vera Sans" fo:font-size="10pt" fo:language="fr" fo:country="FR" fo:font-weight="bold" officeooo:rsid="00c38364" officeooo:paragraph-rsid="00d122d1" style:letter-kerning="true" style:font-name-asian="Bitstream Vera Sans2" style:font-size-asian="10pt" style:language-asian="zh" style:country-asian="CN" style:font-name-complex="Bitstream Vera Sans2" style:language-complex="hi" style:country-complex="IN"/>
    </style:style>
    <style:style style:name="P79" style:family="paragraph" style:parent-style-name="_5f_Tableau_5f_Centré_5f_Gras" style:list-style-name="_5f_Numérotation_20_des_20_exercices">
      <style:text-properties fo:color="#000000" loext:opacity="100%" style:font-name="Bitstream Vera Sans" fo:font-size="10pt" fo:language="fr" fo:country="FR" fo:font-weight="bold" officeooo:rsid="00c6d209" officeooo:paragraph-rsid="00d122d1" style:letter-kerning="true" style:font-name-asian="Bitstream Vera Sans2" style:font-size-asian="10pt" style:language-asian="zh" style:country-asian="CN" style:font-name-complex="Bitstream Vera Sans2" style:language-complex="hi" style:country-complex="IN"/>
    </style:style>
    <style:style style:name="P80" style:family="paragraph" style:parent-style-name="_5f_Tableau_5f_Centré_5f_Gras" style:list-style-name="_5f_Numérotation_20_des_20_exercices">
      <style:paragraph-properties fo:margin-top="0.201cm" fo:margin-bottom="0.201cm" style:contextual-spacing="false"/>
      <style:text-properties fo:color="#000000" loext:opacity="100%" style:font-name="Bitstream Vera Sans" fo:font-size="10pt" fo:language="fr" fo:country="FR" fo:font-weight="normal" officeooo:rsid="00c6d209" officeooo:paragraph-rsid="00d122d1" style:letter-kerning="true" fo:background-color="#ffff00" style:font-name-asian="Bitstream Vera Sans2" style:font-size-asian="10pt" style:language-asian="zh" style:country-asian="CN" style:font-weight-asian="normal" style:font-name-complex="Bitstream Vera Sans2" style:language-complex="hi" style:country-complex="IN" style:font-weight-complex="normal"/>
    </style:style>
    <style:style style:name="P81" style:family="paragraph" style:parent-style-name="_5f_Tableau_5f_Centré_5f_Gras" style:list-style-name="_5f_Numérotation_20_des_20_exercices">
      <style:paragraph-properties fo:margin-top="0.201cm" fo:margin-bottom="0.201cm" style:contextual-spacing="false"/>
      <style:text-properties fo:font-weight="normal" officeooo:rsid="00c125ff" officeooo:paragraph-rsid="00d122d1" fo:background-color="#ffff00" style:font-weight-asian="normal" style:font-weight-complex="normal"/>
    </style:style>
    <style:style style:name="P82" style:family="paragraph" style:parent-style-name="_5f_Titre_5f_Exercices_5f_sans_5f_Titre" style:list-style-name="_5f_Numérotation_20_des_20_exercices"/>
    <style:style style:name="P83" style:family="paragraph" style:parent-style-name="_5f_Titre_5f_Exercices_5f_sans_5f_Titre" style:list-style-name="_5f_Numérotation_20_des_20_exercices">
      <style:text-properties officeooo:paragraph-rsid="00c9f25b"/>
    </style:style>
    <style:style style:name="P84" style:family="paragraph">
      <style:paragraph-properties fo:text-align="center"/>
    </style:style>
    <style:style style:name="P8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86" style:family="paragraph">
      <loext:graphic-properties draw:fill="solid" draw:fill-color="#9d0f89"/>
    </style:style>
    <style:style style:name="P87" style:family="paragraph">
      <loext:graphic-properties draw:fill="solid" draw:fill-color="#7fb241"/>
    </style:style>
    <style:style style:name="P88" style:family="paragraph">
      <loext:graphic-properties draw:fill-color="#ffff00"/>
      <style:paragraph-properties fo:text-align="center"/>
    </style:style>
    <style:style style:name="P89" style:family="paragraph">
      <loext:graphic-properties draw:fill-color="#ffff00"/>
      <style:paragraph-properties fo:text-align="center"/>
      <style:text-properties fo:font-size="9pt"/>
    </style:style>
    <style:style style:name="P90" style:family="paragraph">
      <style:paragraph-properties fo:text-align="center"/>
      <style:text-properties fo:font-size="12pt"/>
    </style:style>
    <style:style style:name="P91" style:family="paragraph">
      <loext:graphic-properties draw:fill-color="#ffffff"/>
      <style:paragraph-properties fo:text-align="center"/>
      <style:text-properties fo:font-size="9pt"/>
    </style:style>
    <style:style style:name="P92" style:family="paragraph">
      <loext:graphic-properties draw:fill="solid" draw:fill-color="#d7e12c"/>
    </style:style>
    <style:style style:name="P93" style:family="paragraph">
      <loext:graphic-properties draw:fill="solid" draw:fill-color="#1ca2b8"/>
    </style:style>
    <style:style style:name="P9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c6d209" style:font-weight-asian="normal" style:font-weight-complex="normal"/>
    </style:style>
    <style:style style:name="T30" style:family="text">
      <style:text-properties fo:font-weight="normal" officeooo:rsid="00be9ef0" style:font-weight-asian="normal" style:font-weight-complex="normal"/>
    </style:style>
    <style:style style:name="T31" style:family="text">
      <style:text-properties fo:font-weight="normal" officeooo:rsid="00be9ef0" fo:background-color="#ffff00" loext:char-shading-value="0" style:font-weight-asian="normal" style:font-weight-complex="normal"/>
    </style:style>
    <style:style style:name="T32" style:family="text">
      <style:text-properties style:use-window-font-color="true" loext:opacity="0%" style:font-name="Bitstream Vera Sans6" fo:font-size="10pt" fo:font-style="normal" fo:font-weight="normal" officeooo:rsid="00bbe145"/>
    </style:style>
    <style:style style:name="T33" style:family="text">
      <style:text-properties style:use-window-font-color="true" loext:opacity="0%" style:font-name="Bitstream Vera Sans6" fo:font-size="10pt" fo:language="fr" fo:country="FR" officeooo:rsid="00d4fd45"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34" style:family="text">
      <style:text-properties style:use-window-font-color="true" loext:opacity="0%" officeooo:rsid="00bc289c" fo:background-color="#ffff00" loext:char-shading-value="0"/>
    </style:style>
    <style:style style:name="T35" style:family="text">
      <style:text-properties style:use-window-font-color="true" loext:opacity="0%" officeooo:rsid="00c6d209" fo:background-color="#ffff00" loext:char-shading-value="0"/>
    </style:style>
    <style:style style:name="T36" style:family="text">
      <style:text-properties style:use-window-font-color="true" loext:opacity="0%" officeooo:rsid="00cbf2e4" fo:background-color="#ffff00" loext:char-shading-value="0"/>
    </style:style>
    <style:style style:name="T37" style:family="text">
      <style:text-properties style:use-window-font-color="true" loext:opacity="0%" officeooo:rsid="00d10c86" fo:background-color="#ffff00" loext:char-shading-value="0"/>
    </style:style>
    <style:style style:name="T38" style:family="text">
      <style:text-properties style:use-window-font-color="true" loext:opacity="0%" officeooo:rsid="00d14c9f" fo:background-color="#ffff00" loext:char-shading-value="0"/>
    </style:style>
    <style:style style:name="T39" style:family="text">
      <style:text-properties style:use-window-font-color="true" loext:opacity="0%" officeooo:rsid="00be9ef0"/>
    </style:style>
    <style:style style:name="T40" style:family="text">
      <style:text-properties style:use-window-font-color="true" loext:opacity="0%" style:text-position="0% 100%" fo:font-size="10pt" officeooo:rsid="00be9ef0" style:font-name-asian="OpenSymbol1" style:font-size-asian="10pt" style:font-style-asian="normal" style:font-name-complex="OpenSymbol1" style:font-size-complex="10pt" style:font-style-complex="normal" style:text-scale="100%"/>
    </style:style>
    <style:style style:name="T41" style:family="text">
      <style:text-properties style:use-window-font-color="true" loext:opacity="0%" style:text-position="0% 100%" fo:font-size="10pt" officeooo:rsid="00c6d209" style:font-name-asian="OpenSymbol1" style:font-size-asian="10pt" style:font-style-asian="normal" style:font-name-complex="OpenSymbol1" style:font-size-complex="10pt" style:font-style-complex="normal" style:text-scale="100%"/>
    </style:style>
    <style:style style:name="T42" style:family="text">
      <style:text-properties style:use-window-font-color="true" loext:opacity="0%" style:text-position="0% 100%" fo:font-size="10pt" fo:language="fr" fo:country="FR" officeooo:rsid="00c4c1d2" style:letter-kerning="true" fo:background-color="#ffff00" loext:char-shading-value="0" style:font-name-asian="OpenSymbol1" style:font-size-asian="10pt" style:language-asian="zh" style:country-asian="CN" style:font-style-asian="normal" style:font-name-complex="OpenSymbol1" style:font-size-complex="10pt" style:language-complex="hi" style:country-complex="IN" style:font-style-complex="normal" style:text-scale="100%"/>
    </style:style>
    <style:style style:name="T43" style:family="text">
      <style:text-properties style:use-window-font-color="true" loext:opacity="0%" style:text-position="0% 100%" fo:font-size="10pt" fo:language="fr" fo:country="FR" officeooo:rsid="00be9ef0" style:letter-kerning="true" fo:background-color="#ffff00" loext:char-shading-value="0" style:font-name-asian="OpenSymbol1" style:font-size-asian="10pt" style:language-asian="zh" style:country-asian="CN" style:font-style-asian="normal" style:font-name-complex="OpenSymbol1" style:font-size-complex="10pt" style:language-complex="hi" style:country-complex="IN" style:font-style-complex="normal" style:text-scale="100%"/>
    </style:style>
    <style:style style:name="T44" style:family="text">
      <style:text-properties style:use-window-font-color="true" loext:opacity="0%" style:text-position="0% 100%" fo:font-size="10pt" fo:language="fr" fo:country="FR" officeooo:rsid="00d4fd45" style:letter-kerning="true" fo:background-color="#ffff00" loext:char-shading-value="0" style:font-name-asian="OpenSymbol1" style:font-size-asian="10pt" style:language-asian="zh" style:country-asian="CN" style:font-style-asian="normal" style:font-name-complex="OpenSymbol1" style:font-size-complex="10pt" style:language-complex="hi" style:country-complex="IN" style:font-style-complex="normal" style:text-scale="100%"/>
    </style:style>
    <style:style style:name="T45" style:family="text">
      <style:text-properties style:use-window-font-color="true" loext:opacity="0%" style:text-position="0% 100%" fo:font-size="10pt" fo:font-weight="normal" officeooo:rsid="00dc894e"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6" style:family="text">
      <style:text-properties style:use-window-font-color="true" loext:opacity="0%" style:text-position="0% 100%" fo:font-size="10pt" fo:font-weight="normal" officeooo:rsid="00c9410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7" style:family="text">
      <style:text-properties style:use-window-font-color="true" loext:opacity="0%" style:text-position="0% 100%" fo:font-size="10pt" fo:font-weight="normal" officeooo:rsid="00dd6673"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8" style:family="text">
      <style:text-properties style:use-window-font-color="true" loext:opacity="0%" style:text-position="0% 100%" fo:font-size="10pt" fo:font-weight="normal" officeooo:rsid="00be9ef0"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9" style:family="text">
      <style:text-properties style:use-window-font-color="true" loext:opacity="0%" style:text-position="0% 100%" fo:font-size="10pt" officeooo:rsid="00c4c1d2" fo:background-color="#ffff00" loext:char-shading-value="0" style:font-name-asian="OpenSymbol1" style:font-size-asian="10pt" style:font-style-asian="normal" style:font-name-complex="OpenSymbol1" style:font-size-complex="10pt" style:font-style-complex="normal" style:text-scale="100%"/>
    </style:style>
    <style:style style:name="T50" style:family="text">
      <style:text-properties style:use-window-font-color="true" loext:opacity="0%" style:text-position="0% 100%" fo:font-size="10pt" fo:font-style="normal" fo:font-weight="normal" officeooo:rsid="00c4c1d2" fo:background-color="#ffff00" loext:char-shading-value="0" style:font-name-asian="OpenSymbol1" style:font-size-asian="10pt" style:font-style-asian="normal" style:font-name-complex="OpenSymbol1" style:font-size-complex="10pt" style:font-style-complex="normal" style:text-scale="100%"/>
    </style:style>
    <style:style style:name="T51" style:family="text">
      <style:text-properties style:use-window-font-color="true" loext:opacity="0%" style:text-position="0% 100%" fo:font-weight="normal" officeooo:rsid="00dd6673"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2" style:family="text">
      <style:text-properties style:use-window-font-color="true" loext:opacity="0%" style:text-position="0% 100%" fo:font-weight="normal" officeooo:rsid="00dbe5db"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3" style:family="text">
      <style:text-properties style:use-window-font-color="true" loext:opacity="0%" style:text-position="0% 100%" fo:font-weight="normal" officeooo:rsid="00dd9225"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4" style:family="text">
      <style:text-properties style:use-window-font-color="true" loext:opacity="0%" style:text-position="0% 100%" fo:font-weight="normal" officeooo:rsid="00c9410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5" style:family="text">
      <style:text-properties style:use-window-font-color="true" loext:opacity="0%" style:text-position="0% 100%" fo:font-weight="normal" officeooo:rsid="00be9ef0"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6" style:family="text">
      <style:text-properties style:use-window-font-color="true" loext:opacity="0%" style:text-position="0% 100%" fo:font-weight="normal" officeooo:rsid="00dc91c8"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57" style:family="text">
      <style:text-properties style:use-window-font-color="true" loext:opacity="0%" fo:language="fr" fo:country="FR" officeooo:rsid="00cbf2e4"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58" style:family="text">
      <style:text-properties style:use-window-font-color="true" loext:opacity="0%" fo:language="fr" fo:country="FR" officeooo:rsid="00c6d209"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59" style:family="text">
      <style:text-properties style:use-window-font-color="true" loext:opacity="0%" style:text-position="super 58%" fo:font-size="10pt" fo:font-weight="normal" officeooo:rsid="00dc894e"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60" style:family="text">
      <style:text-properties style:use-window-font-color="true" loext:opacity="0%" style:text-position="super 58%" fo:font-size="10pt" fo:font-weight="normal" officeooo:rsid="00c4c1d2"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61" style:family="text">
      <style:text-properties style:use-window-font-color="true" loext:opacity="0%" style:text-position="super 58%" fo:font-weight="normal" officeooo:rsid="00d9d5b3" fo:background-color="#ffff00" loext:char-shading-value="0" style:font-weight-asian="normal" style:font-weight-complex="normal"/>
    </style:style>
    <style:style style:name="T62" style:family="text">
      <style:text-properties style:use-window-font-color="true" loext:opacity="0%" style:text-position="super 58%" fo:font-weight="normal" officeooo:rsid="00c4c1d2" fo:background-color="#ffff00" loext:char-shading-value="0" style:font-weight-asian="normal" style:font-weight-complex="normal"/>
    </style:style>
    <style:style style:name="T63" style:family="text">
      <style:text-properties style:use-window-font-color="true" loext:opacity="0%" style:text-position="super 58%" fo:font-weight="normal" officeooo:rsid="00da38f6" fo:background-color="#ffff00" loext:char-shading-value="0" style:font-weight-asian="normal" style:font-weight-complex="normal"/>
    </style:style>
    <style:style style:name="T64" style:family="text">
      <style:text-properties style:use-window-font-color="true" loext:opacity="0%" fo:font-weight="normal" officeooo:rsid="00d9d5b3" fo:background-color="#ffff00" loext:char-shading-value="0" style:font-weight-asian="normal" style:font-weight-complex="normal"/>
    </style:style>
    <style:style style:name="T65" style:family="text">
      <style:text-properties style:use-window-font-color="true" loext:opacity="0%" fo:font-weight="normal" officeooo:rsid="00c94101" fo:background-color="#ffff00" loext:char-shading-value="0" style:font-weight-asian="normal" style:font-weight-complex="normal"/>
    </style:style>
    <style:style style:name="T66" style:family="text">
      <style:text-properties style:use-window-font-color="true" loext:opacity="0%" fo:font-weight="normal" officeooo:rsid="00da38f6" fo:background-color="#ffff00" loext:char-shading-value="0" style:font-weight-asian="normal" style:font-weight-complex="normal"/>
    </style:style>
    <style:style style:name="T67" style:family="text">
      <style:text-properties style:use-window-font-color="true" loext:opacity="0%" fo:font-weight="normal" officeooo:rsid="00dd6673" fo:background-color="#ffff00" loext:char-shading-value="0" style:font-weight-asian="normal" style:font-weight-complex="normal"/>
    </style:style>
    <style:style style:name="T68" style:family="text">
      <style:text-properties style:use-window-font-color="true" loext:opacity="0%" fo:font-weight="normal" officeooo:rsid="00dbe5db" fo:background-color="#ffff00" loext:char-shading-value="0" style:font-weight-asian="normal" style:font-weight-complex="normal"/>
    </style:style>
    <style:style style:name="T69" style:family="text">
      <style:text-properties style:use-window-font-color="true" loext:opacity="0%" fo:font-weight="normal" officeooo:rsid="00be9ef0" fo:background-color="#ffff00" loext:char-shading-value="0" style:font-weight-asian="normal" style:font-weight-complex="normal"/>
    </style:style>
    <style:style style:name="T70" style:family="text">
      <style:text-properties style:use-window-font-color="true" loext:opacity="0%" fo:font-weight="normal" officeooo:rsid="00d4b461" fo:background-color="#ffff00" loext:char-shading-value="0" style:font-weight-asian="normal" style:font-weight-complex="normal"/>
    </style:style>
    <style:style style:name="T71" style:family="text">
      <style:text-properties style:use-window-font-color="true" loext:opacity="0%" fo:font-weight="normal" officeooo:rsid="00d64b9b" fo:background-color="#ffff00" loext:char-shading-value="0" style:font-weight-asian="normal" style:font-weight-complex="normal"/>
    </style:style>
    <style:style style:name="T72" style:family="text">
      <style:text-properties style:text-position="super 58%" fo:font-size="9pt" fo:font-weight="bold" style:font-size-asian="9pt" style:font-weight-asian="bold" style:font-size-complex="9pt" style:font-weight-complex="bold"/>
    </style:style>
    <style:style style:name="T73" style:family="text">
      <style:text-properties style:text-position="super 58%" style:font-size-asian="10pt" style:font-style-asian="normal" style:font-size-complex="10pt" style:font-style-complex="normal"/>
    </style:style>
    <style:style style:name="T74" style:family="text">
      <style:text-properties style:text-position="super 58%" officeooo:rsid="00d64b9b"/>
    </style:style>
    <style:style style:name="T75" style:family="text">
      <style:text-properties fo:color="#000000" loext:opacity="100%" style:text-position="super 58%" style:font-name="Bitstream Vera Sans6" fo:font-size="9pt" fo:language="fr" fo:country="FR" fo:font-style="normal" fo:font-weight="bold" officeooo:rsid="00c30ff7" style:letter-kerning="true" style:font-name-asian="Bitstream Vera Sans2" style:font-size-asian="9pt" style:language-asian="zh" style:country-asian="CN" style:font-style-asian="italic" style:font-weight-asian="bold" style:font-name-complex="Bitstream Vera Sans2" style:font-size-complex="9pt" style:language-complex="hi" style:country-complex="IN" style:font-style-complex="italic" style:font-weight-complex="bold"/>
    </style:style>
    <style:style style:name="T76" style:family="text">
      <style:text-properties fo:color="#000000" loext:opacity="100%" style:font-name="Bitstream Vera Sans5" fo:font-size="10pt" fo:language="fr" fo:country="FR" fo:font-style="normal" officeooo:rsid="00c125f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77" style:family="text">
      <style:text-properties fo:color="#000000" loext:opacity="100%" style:font-name="Bitstream Vera Sans5" fo:font-size="10pt" fo:font-style="normal" fo:font-weight="normal" officeooo:rsid="00c125ff" fo:background-color="#ffff00" loext:char-shading-value="0" style:font-name-asian="Bitstream Vera Sans5" style:font-size-asian="10pt" style:font-style-asian="normal" style:font-name-complex="Bitstream Vera Sans5" style:font-size-complex="10pt" style:font-style-complex="normal"/>
    </style:style>
    <style:style style:name="T78" style:family="text">
      <style:text-properties officeooo:rsid="00c771ef"/>
    </style:style>
    <style:style style:name="T79" style:family="text">
      <style:text-properties fo:font-size="9pt" fo:font-weight="bold" style:font-size-asian="9pt" style:font-weight-asian="bold" style:font-size-complex="9pt" style:font-weight-complex="bold"/>
    </style:style>
    <style:style style:name="T80" style:family="text">
      <style:text-properties style:font-name="Bitstream Vera Sans6" fo:font-size="10pt" fo:font-weight="normal" fo:background-color="#ffff00" loext:char-shading-value="0" style:font-size-asian="10pt" style:font-weight-asian="normal" style:font-weight-complex="normal"/>
    </style:style>
    <style:style style:name="T81" style:family="text">
      <style:text-properties style:font-name="Bitstream Vera Sans6" fo:font-size="10pt" fo:font-weight="normal" officeooo:rsid="00bc289c" fo:background-color="#ffff00" loext:char-shading-value="0" style:font-size-asian="10pt" style:font-weight-asian="normal" style:font-weight-complex="normal"/>
    </style:style>
    <style:style style:name="T82" style:family="text">
      <style:text-properties style:font-name="Bitstream Vera Sans6" fo:font-size="10pt" officeooo:rsid="00d6aceb"/>
    </style:style>
    <style:style style:name="T83" style:family="text">
      <style:text-properties style:font-name="Bitstream Vera Sans6" fo:font-size="10pt" officeooo:rsid="00c125ff"/>
    </style:style>
    <style:style style:name="T84" style:family="text">
      <style:text-properties fo:background-color="#ffff00" loext:char-shading-value="0"/>
    </style:style>
    <style:style style:name="T85" style:family="text">
      <style:text-properties officeooo:rsid="00c6d209" fo:background-color="#ffff00" loext:char-shading-value="0"/>
    </style:style>
    <style:style style:name="T86" style:family="text">
      <style:text-properties officeooo:rsid="00be9ef0" fo:background-color="#ffff00" loext:char-shading-value="0"/>
    </style:style>
    <style:style style:name="T87" style:family="text">
      <style:text-properties style:text-line-through-style="none" style:text-line-through-type="none" fo:font-weight="normal" style:font-weight-asian="normal" style:font-weight-complex="normal"/>
    </style:style>
    <style:style style:name="T88" style:family="text">
      <style:text-properties style:text-line-through-style="none" style:text-line-through-type="none" fo:font-weight="normal" officeooo:rsid="00be9ef0" fo:background-color="#ffff00" loext:char-shading-value="0" style:font-weight-asian="normal" style:font-weight-complex="normal"/>
    </style:style>
    <style:style style:name="T89" style:family="text">
      <style:text-properties officeooo:rsid="00d122d1"/>
    </style:style>
    <style:style style:name="T90" style:family="text">
      <style:text-properties officeooo:rsid="00c6d209"/>
    </style:style>
    <style:style style:name="T91" style:family="text">
      <style:text-properties style:text-position="0% 100%" fo:font-size="10pt" fo:font-weight="normal" officeooo:rsid="00be9ef0" style:font-name-asian="OpenSymbol1" style:font-size-asian="10pt" style:font-style-asian="normal" style:font-weight-asian="normal" style:font-name-complex="OpenSymbol1" style:font-size-complex="10pt" style:font-style-complex="normal" style:font-weight-complex="normal" style:text-scale="100%"/>
    </style:style>
    <style:style style:name="T92" style:family="text">
      <style:text-properties style:text-position="0% 100%" fo:font-weight="normal" officeooo:rsid="00c6d209" style:font-name-asian="OpenSymbol1" style:font-size-asian="10pt" style:font-style-asian="normal" style:font-weight-asian="normal" style:font-name-complex="OpenSymbol1" style:font-size-complex="10pt" style:font-style-complex="normal" style:font-weight-complex="normal" style:text-scale="100%"/>
    </style:style>
    <style:style style:name="T93" style:family="text">
      <style:text-properties style:text-position="0% 100%" fo:font-weight="normal" officeooo:rsid="00be9ef0" style:font-name-asian="OpenSymbol1" style:font-size-asian="10pt" style:font-style-asian="normal" style:font-weight-asian="normal" style:font-name-complex="OpenSymbol1" style:font-size-complex="10pt" style:font-style-complex="normal" style:font-weight-complex="normal" style:text-scale="100%"/>
    </style:style>
    <style:style style:name="T94" style:family="text">
      <style:text-properties style:text-position="0% 100%" officeooo:rsid="00d64b9b"/>
    </style:style>
    <style:style style:name="T95" style:family="text">
      <style:text-properties officeooo:rsid="00c125ff"/>
    </style:style>
    <style:style style:name="T96" style:family="text">
      <style:text-properties officeooo:rsid="00d7e457"/>
    </style:style>
    <style:style style:name="T97" style:family="text">
      <style:text-properties style:font-size-asian="10pt" style:font-style-asian="normal" style:font-size-complex="10pt" style:font-style-complex="normal"/>
    </style:style>
    <style:style style:name="T98" style:family="text">
      <style:text-properties officeooo:rsid="00d64b9b"/>
    </style:style>
    <style:style style:name="T99" style:family="text">
      <style:text-properties fo:color="#ffffff" loext:opacity="100%" style:font-name="Bitstream Vera Sans1" fo:font-size="16pt" fo:font-weight="bold" style:font-size-asian="16pt" style:font-weight-asian="bold" style:font-size-complex="16pt" style:font-weight-complex="bold"/>
    </style:style>
    <style:style style:name="T100" style:family="text">
      <style:text-properties style:font-name="OpenSymbol1" fo:font-size="9pt"/>
    </style:style>
    <style:style style:name="T101" style:family="text">
      <style:text-properties style:font-name="Bitstream Vera Sans6" fo:font-size="10pt" fo:background-color="#ffff00" style:font-size-asian="10pt" style:font-size-complex="10pt"/>
    </style:style>
    <style:style style:name="T102" style:family="text">
      <style:text-properties style:font-name="Bitstream Vera Sans6" fo:font-size="9pt"/>
    </style:style>
    <style:style style:name="T103" style:family="text">
      <style:text-properties style:font-name="Bitstream Vera Sans6" fo:font-size="9pt" fo:background-color="#ffff00"/>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6" style:family="graphic" style:parent-style-name="Formula">
      <style:graphic-properties fo:margin-left="0.011cm" fo:margin-right="0.011cm" style:wrap="parallel" style:number-wrapped-paragraphs="no-limit" style:wrap-contour="false" style:vertical-pos="from-top" style:horizontal-pos="from-left" style:horizontal-rel="paragraph-content" fo:background-color="#ffff00" style:background-transparency="0%" draw:fill="solid" draw:fill-color="#ffff00" draw:fill-hatch-solid="false" draw:opacity="100%" fo:padding="0cm" fo:border="none" draw:wrap-influence-on-position="once-concurrent" loext:allow-overlap="true" draw:ole-draw-aspect="1"/>
    </style:style>
    <style:style style:name="fr7" style:family="graphic" style:parent-style-name="Formula">
      <style:graphic-properties fo:margin-left="0.011cm" fo:margin-right="0.011cm" style:wrap="parallel" style:number-wrapped-paragraphs="no-limit" style:wrap-contour="false" style:vertical-pos="from-top" style:horizontal-pos="from-left" style:horizontal-rel="paragraph-content" fo:background-color="#ffff00" style:background-transparency="0%" draw:fill="solid" draw:fill-color="#ffff00" draw:opacity="100%" fo:padding="0cm" fo:border="none" draw:ole-draw-aspect="1"/>
    </style:style>
    <style:style style:name="Sect1" style:family="section">
      <style:section-properties text:dont-balance-text-columns="false" style:editable="false">
        <style:columns fo:column-count="2" fo:column-gap="0.3cm">
          <style:column-sep style:width="0.035cm" style:color="#b3b3b3"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198cm">
          <style:column-sep style:width="0.035cm" style:color="#b3b3b3" style:height="100%" style:style="solid"/>
          <style:column style:rel-width="32767*" fo:start-indent="0cm" fo:end-indent="0.099cm"/>
          <style:column style:rel-width="32768*" fo:start-indent="0.099cm" fo:end-indent="0cm"/>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svg:stroke-color="#ff0000" draw:marker-start-width="0.381cm" draw:marker-end-width="0.381cm" draw:textarea-horizontal-align="center" draw:textarea-vertical-align="middle" fo:padding-top="0.009cm" fo:padding-bottom="0.009cm" fo:padding-left="0.009cm" fo:padding-right="0.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19cm" svg:stroke-color="#9d0f89" draw:marker-start="Arrow_20_concave" draw:marker-start-width="0.199cm" draw:fill-color="#ffff00" draw:textarea-horizontal-align="center" draw:textarea-vertical-align="middle" fo:padding-top="0.009cm" fo:padding-bottom="0.009cm" fo:padding-left="0.009cm" fo:padding-right="0.009cm" loext:decorative="false" style:run-through="foreground"/>
    </style:style>
    <style:style style:name="gr9" style:family="graphic">
      <style:graphic-properties svg:stroke-width="0.019cm" svg:stroke-color="#9d0f89" draw:fill-color="#ffff00" draw:textarea-horizontal-align="center" draw:textarea-vertical-align="middle" fo:padding-top="0.009cm" fo:padding-bottom="0.009cm" fo:padding-left="0.009cm" fo:padding-right="0.009cm" loext:decorative="false" style:run-through="foreground"/>
      <style:paragraph-properties style:writing-mode="lr-tb"/>
    </style:style>
    <style:style style:name="gr10" style:family="graphic">
      <style:graphic-properties svg:stroke-width="0.019cm" svg:stroke-color="#9d0f89" draw:marker-start-width="0.199cm" draw:marker-end="Arrow_20_concave" draw:marker-end-width="0.199cm" draw:textarea-horizontal-align="center" draw:textarea-vertical-align="middle" fo:padding-top="0.009cm" fo:padding-bottom="0.009cm" fo:padding-left="0.009cm" fo:padding-right="0.009cm" loext:decorative="false" style:run-through="foreground"/>
    </style:style>
    <style:style style:name="gr11" style:family="graphic">
      <style:graphic-properties svg:stroke-width="0.019cm" svg:stroke-color="#9d0f89" draw:fill-color="#ffffff" draw:textarea-horizontal-align="center" draw:textarea-vertical-align="middle" fo:padding-top="0.009cm" fo:padding-bottom="0.009cm" fo:padding-left="0.009cm" fo:padding-right="0.009cm" loext:decorative="false" style:run-through="foreground"/>
      <style:paragraph-properties style:writing-mode="lr-tb"/>
    </style:style>
    <style:style style:name="gr12" style:family="graphic">
      <style:graphic-properties svg:stroke-width="0.019cm" svg:stroke-color="#9d0f89" draw:marker-start="Arrow_20_concave" draw:marker-start-width="0.199cm" draw:textarea-horizontal-align="center" draw:textarea-vertical-align="middle" fo:padding-top="0.009cm" fo:padding-bottom="0.009cm" fo:padding-left="0.009cm" fo:padding-right="0.009cm" loext:decorative="false" style:run-through="foreground"/>
    </style:style>
    <style:style style:name="gr13"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75" text:outline-level="1"><text:span text:style-name="_5f_Caractères">Explique pourquoi les tableaux suivants ne sont pas des tableaux de proportionnalité.</text:span></text:h>
        </text:list-item>
      </text:list>
      <text:section text:style-name="Sect1" text:name="Section3">
        <table:table table:name="Tableau5" table:style-name="Tableau5">
          <table:table-column table:style-name="Tableau5.A"/>
          <table:table-column table:style-name="Tableau5.B" table:number-columns-repeated="3"/>
          <table:table-row table:style-name="Tableau5.1">
            <table:table-cell table:style-name="Tableau5.A1" office:value-type="string">
              <text:list text:continue-numbering="true" text:style-name="_5f_Numérotation_20_des_20_exercices">
                <text:list-item>
                  <text:list>
                    <text:list-item>
                      <text:h text:style-name="P76" text:outline-level="1"/>
                    </text:list-item>
                  </text:list>
                </text:list-item>
              </text:list>
            </table:table-cell>
            <table:table-cell table:style-name="Tableau5.B1" office:value-type="float" office:value="10">
              <text:h text:style-name="P27" text:outline-level="1">10</text:h>
            </table:table-cell>
            <table:table-cell table:style-name="Tableau5.B1" office:value-type="float" office:value="15">
              <text:h text:style-name="P27" text:outline-level="1">15</text:h>
            </table:table-cell>
            <table:table-cell table:style-name="Tableau5.D1" office:value-type="float" office:value="30">
              <text:h text:style-name="P27" text:outline-level="1">30</text:h>
            </table:table-cell>
          </table:table-row>
          <table:table-row table:style-name="Tableau5.2">
            <table:table-cell table:style-name="Tableau5.A1" office:value-type="string">
              <text:h text:style-name="_5f_Tableau_5f_Centré_5f_Gras" text:outline-level="1"/>
            </table:table-cell>
            <table:table-cell table:style-name="Tableau5.B2" office:value-type="float" office:value="15">
              <text:h text:style-name="_5f_Tableau_5f_Centré" text:outline-level="1">15</text:h>
            </table:table-cell>
            <table:table-cell table:style-name="Tableau5.B2" office:value-type="float" office:value="25">
              <text:h text:style-name="_5f_Tableau_5f_Centré" text:outline-level="1">25</text:h>
            </table:table-cell>
            <table:table-cell table:style-name="Tableau5.D2" office:value-type="string">
              <text:h text:style-name="_5f_Tableau_5f_Centré" text:outline-level="1">50</text:h>
            </table:table-cell>
          </table:table-row>
        </table:table>
        <text:p text:style-name="P46"><text:span text:style-name="_5f_Caractères"><draw:frame draw:style-name="fr7" draw:name="Objet1" text:anchor-type="as-char" svg:y="-0.534cm" svg:width="1.508cm" svg:height="0.87cm" draw:z-index="86"><draw:object xlink:href="./Object 1" xlink:type="simple" xlink:show="embed" xlink:actuate="onLoad"/><draw:image xlink:href="./ObjectReplacements/Object 1" xlink:type="simple" xlink:show="embed" xlink:actuate="onLoad"/><svg:desc>formula</svg:desc></draw:frame></text:span><text:span text:style-name="_5f_Caractères"><text:span text:style-name="T84"><text:s/></text:span></text:span><text:span text:style-name="_5f_Caractères"><text:span text:style-name="T34">mais </text:span></text:span><text:span text:style-name="_5f_Caractères"><text:span text:style-name="T34"><draw:frame draw:style-name="fr7" draw:name="Objet2" text:anchor-type="as-char" svg:y="-0.534cm" svg:width="1.508cm" svg:height="0.87cm" draw:z-index="87"><draw:object xlink:href="./Object 2" xlink:type="simple" xlink:show="embed" xlink:actuate="onLoad"/><draw:image xlink:href="./ObjectReplacements/Object 2" xlink:type="simple" xlink:show="embed" xlink:actuate="onLoad"/><svg:desc>formula</svg:desc></draw:frame></text:span></text:span></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list text:continue-numbering="true" text:style-name="_5f_Numérotation_20_des_20_exercices">
                <text:list-item>
                  <text:list>
                    <text:list-item>
                      <text:h text:style-name="P76" text:outline-level="1"/>
                    </text:list-item>
                  </text:list>
                </text:list-item>
              </text:list>
            </table:table-cell>
            <table:table-cell table:style-name="Tableau27.B1" office:value-type="float" office:value="8">
              <text:h text:style-name="P27" text:outline-level="1">8</text:h>
            </table:table-cell>
            <table:table-cell table:style-name="Tableau27.C1" office:value-type="float" office:value="15">
              <text:h text:style-name="P27" text:outline-level="1">15</text:h>
            </table:table-cell>
          </table:table-row>
          <table:table-row table:style-name="Tableau27.1">
            <table:table-cell table:style-name="Tableau27.A1" office:value-type="string">
              <text:h text:style-name="_5f_Tableau_5f_Centré_5f_Gras" text:outline-level="1"/>
            </table:table-cell>
            <table:table-cell table:style-name="Tableau27.B2" office:value-type="float" office:value="20">
              <text:h text:style-name="_5f_Tableau_5f_Centré" text:outline-level="1">20</text:h>
            </table:table-cell>
            <table:table-cell table:style-name="Tableau27.C2" office:value-type="float" office:value="40">
              <text:h text:style-name="_5f_Tableau_5f_Centré" text:outline-level="1">40</text:h>
            </table:table-cell>
          </table:table-row>
        </table:table>
        <text:p text:style-name="P44"><text:span text:style-name="_5f_Caractères"><draw:frame draw:style-name="fr7" draw:name="Objet3" text:anchor-type="as-char" svg:y="-0.534cm" svg:width="1.508cm" svg:height="0.87cm" draw:z-index="90"><draw:object xlink:href="./Object 3" xlink:type="simple" xlink:show="embed" xlink:actuate="onLoad"/><draw:image xlink:href="./ObjectReplacements/Object 3" xlink:type="simple" xlink:show="embed" xlink:actuate="onLoad"/><svg:desc>formula</svg:desc></draw:frame></text:span><text:span text:style-name="_5f_Caractères"><text:span text:style-name="T84"><text:s/></text:span></text:span><text:span text:style-name="_5f_Caractères"><text:span text:style-name="T34">mais </text:span></text:span><text:span text:style-name="_5f_Caractères"><text:span text:style-name="T34"><draw:frame draw:style-name="fr7" draw:name="Objet10" text:anchor-type="as-char" svg:y="-0.534cm" svg:width="1.508cm" svg:height="0.87cm" draw:z-index="91"><draw:object xlink:href="./Object 4" xlink:type="simple" xlink:show="embed" xlink:actuate="onLoad"/><draw:image xlink:href="./ObjectReplacements/Object 4" xlink:type="simple" xlink:show="embed" xlink:actuate="onLoad"/><svg:desc>formula</svg:desc></draw:frame></text:span></text:span></text:p>
        <table:table table:name="Tableau6" table:style-name="Tableau6">
          <table:table-column table:style-name="Tableau6.A"/>
          <table:table-column table:style-name="Tableau6.B" table:number-columns-repeated="3"/>
          <table:table-row table:style-name="Tableau6.1">
            <table:table-cell table:style-name="Tableau6.A1" office:value-type="string">
              <text:list text:continue-numbering="true" text:style-name="_5f_Numérotation_20_des_20_exercices">
                <text:list-item>
                  <text:list>
                    <text:list-item>
                      <text:h text:style-name="P76" text:outline-level="1"/>
                    </text:list-item>
                  </text:list>
                </text:list-item>
              </text:list>
            </table:table-cell>
            <table:table-cell table:style-name="Tableau6.B1" office:value-type="float" office:value="20">
              <text:h text:style-name="P27" text:outline-level="1">20</text:h>
            </table:table-cell>
            <table:table-cell table:style-name="Tableau6.B1" office:value-type="float" office:value="60">
              <text:h text:style-name="P27" text:outline-level="1">60</text:h>
            </table:table-cell>
            <table:table-cell table:style-name="Tableau6.D1" office:value-type="float" office:value="80">
              <text:h text:style-name="P27" text:outline-level="1">80</text:h>
            </table:table-cell>
          </table:table-row>
          <table:table-row table:style-name="Tableau6.2">
            <table:table-cell table:style-name="Tableau6.A1" office:value-type="string">
              <text:h text:style-name="_5f_Tableau_5f_Centré_5f_Gras" text:outline-level="1"/>
            </table:table-cell>
            <table:table-cell table:style-name="Tableau6.B2" office:value-type="float" office:value="50">
              <text:h text:style-name="_5f_Tableau_5f_Centré" text:outline-level="1">50</text:h>
            </table:table-cell>
            <table:table-cell table:style-name="Tableau6.B2" office:value-type="float" office:value="150">
              <text:h text:style-name="_5f_Tableau_5f_Centré" text:outline-level="1">150</text:h>
            </table:table-cell>
            <table:table-cell table:style-name="Tableau6.D2" office:value-type="float" office:value="220">
              <text:h text:style-name="_5f_Tableau_5f_Centré" text:outline-level="1">220</text:h>
            </table:table-cell>
          </table:table-row>
        </table:table>
        <text:p text:style-name="P44"><text:span text:style-name="_5f_Caractères"><draw:frame draw:style-name="fr7" draw:name="Objet11" text:anchor-type="as-char" svg:y="-0.534cm" svg:width="1.508cm" svg:height="0.87cm" draw:z-index="93"><draw:object xlink:href="./Object 5" xlink:type="simple" xlink:show="embed" xlink:actuate="onLoad"/><draw:image xlink:href="./ObjectReplacements/Object 5" xlink:type="simple" xlink:show="embed" xlink:actuate="onLoad"/><svg:desc>formula</svg:desc></draw:frame></text:span><text:span text:style-name="_5f_Caractères"><text:span text:style-name="T84"><text:s/></text:span></text:span><text:span text:style-name="_5f_Caractères"><text:span text:style-name="T34">mais </text:span></text:span><text:span text:style-name="_5f_Caractères"><text:span text:style-name="T34"><draw:frame draw:style-name="fr7" draw:name="Objet12" text:anchor-type="as-char" svg:y="-0.534cm" svg:width="1.73cm" svg:height="0.87cm" draw:z-index="94"><draw:object xlink:href="./Object 6" xlink:type="simple" xlink:show="embed" xlink:actuate="onLoad"/><draw:image xlink:href="./ObjectReplacements/Object 6" xlink:type="simple" xlink:show="embed" xlink:actuate="onLoad"/><svg:desc>formula</svg:desc></draw:frame></text:span></text:span></text:p>
        <table:table table:name="Tableau8" table:style-name="Tableau8">
          <table:table-column table:style-name="Tableau8.A"/>
          <table:table-column table:style-name="Tableau8.B"/>
          <table:table-column table:style-name="Tableau8.C"/>
          <table:table-row>
            <table:table-cell table:style-name="Tableau8.A1" office:value-type="string">
              <text:list text:continue-numbering="true" text:style-name="_5f_Numérotation_20_des_20_exercices">
                <text:list-item>
                  <text:list>
                    <text:list-item>
                      <text:h text:style-name="P76" text:outline-level="1"/>
                    </text:list-item>
                  </text:list>
                </text:list-item>
              </text:list>
            </table:table-cell>
            <table:table-cell table:style-name="Tableau8.B1" office:value-type="float" office:value="123.35">
              <text:h text:style-name="P27" text:outline-level="1">123,35</text:h>
            </table:table-cell>
            <table:table-cell table:style-name="Tableau8.C1" office:value-type="string">
              <text:h text:style-name="P27" text:outline-level="1">1 354,76</text:h>
            </table:table-cell>
          </table:table-row>
          <table:table-row table:style-name="Tableau8.2">
            <table:table-cell table:style-name="Tableau8.A1" office:value-type="string">
              <text:h text:style-name="_5f_Tableau_5f_Centré_5f_Gras" text:outline-level="1"/>
            </table:table-cell>
            <table:table-cell table:style-name="Tableau8.B2" office:value-type="float" office:value="765.87">
              <text:h text:style-name="_5f_Tableau_5f_Centré" text:outline-level="1">765,87</text:h>
            </table:table-cell>
            <table:table-cell table:style-name="Tableau8.C2" office:value-type="string">
              <text:h text:style-name="_5f_Tableau_5f_Centré" text:outline-level="1">1 236,23</text:h>
            </table:table-cell>
          </table:table-row>
        </table:table>
        <text:p text:style-name="P44"><text:span text:style-name="_5f_Caractères"><draw:frame draw:style-name="fr7" draw:name="Objet13" text:anchor-type="as-char" svg:y="-0.534cm" svg:width="1.903cm" svg:height="0.87cm" draw:z-index="99"><draw:object xlink:href="./Object 8" xlink:type="simple" xlink:show="embed" xlink:actuate="onLoad"/><draw:image xlink:href="./ObjectReplacements/Object 8" xlink:type="simple" xlink:show="embed" xlink:actuate="onLoad"/><svg:desc>formula</svg:desc></draw:frame></text:span><text:span text:style-name="_5f_Caractères"><text:span text:style-name="T89"><text:s/></text:span></text:span><text:span text:style-name="_5f_Caractères"><text:span text:style-name="T34">mais </text:span></text:span><text:span text:style-name="_5f_Caractères"><text:span text:style-name="T34"><draw:frame draw:style-name="fr7" draw:name="Objet14" text:anchor-type="as-char" svg:y="-0.534cm" svg:width="2.231cm" svg:height="0.87cm" draw:z-index="95"><draw:object xlink:href="./Object 7" xlink:type="simple" xlink:show="embed" xlink:actuate="onLoad"/><draw:image xlink:href="./ObjectReplacements/Object 7" xlink:type="simple" xlink:show="embed" xlink:actuate="onLoad"/><svg:desc>formula</svg:desc></draw:frame></text:span></text:span></text:p>
      </text:section>
      <text:list text:continue-numbering="true" text:style-name="_5f_Numérotation_20_des_20_exercices">
        <text:list-item>
          <text:h text:style-name="P74" text:outline-level="1"><text:span text:style-name="_5f_Caractères">Remplis ces tableaux de proportionnalité.</text:span></text:h>
        </text:list-item>
      </text:list>
      <table:table table:name="Tableau11" table:style-name="Tableau11">
        <table:table-column table:style-name="Tableau11.A" table:number-columns-repeated="5"/>
        <table:table-header-rows>
          <table:table-row table:style-name="Tableau11.1">
            <table:table-cell table:style-name="Tableau11.A1" table:number-rows-spanned="2" office:value-type="string">
              <text:h text:style-name="_5f_Tableau_5f_Centré_5f_Gras" text:outline-level="1"><draw:g text:anchor-type="paragraph" draw:z-index="96" draw:name="Forme 1" draw:style-name="gr7"><draw:ellipse draw:style-name="gr8" draw:text-style-name="P88" svg:width="1.382cm" svg:height="0.803cm" svg:x="1.072cm" svg:y="0.326cm" draw:kind="arc" draw:start-angle="90.43" draw:end-angle="268.49"><text:p/></draw:ellipse><draw:ellipse draw:style-name="gr9" draw:text-style-name="P89" svg:width="1.571cm" svg:height="0.567cm" svg:x="-0.039cm" svg:y="0.464cm"><text:p text:style-name="P84"><text:span text:style-name="T100">× </text:span><text:span text:style-name="T101">3</text:span></text:p></draw:ellipse></draw:g><text:span text:style-name="_5f_Caractères"/></text:h>
            </table:table-cell>
            <table:table-cell table:style-name="Tableau11.B1" office:value-type="float" office:value="1">
              <text:h text:style-name="_5f_Tableau_5f_Centré_5f_Gras" text:outline-level="1"><text:span text:style-name="_5f_Caractères"><text:span text:style-name="T28">1</text:span></text:span></text:h>
            </table:table-cell>
            <table:table-cell table:style-name="Tableau11.B1" office:value-type="float" office:value="12">
              <text:h text:style-name="_5f_Tableau_5f_Centré_5f_Gras" text:outline-level="1"><text:span text:style-name="_5f_Caractères"><text:span text:style-name="T28">12</text:span></text:span></text:h>
            </table:table-cell>
            <table:table-cell table:style-name="Tableau11.B1" office:value-type="float" office:value="8">
              <text:h text:style-name="_5f_Tableau_5f_Centré_5f_Gras" text:outline-level="1"><text:span text:style-name="_5f_Caractères"><text:span text:style-name="T28">8</text:span></text:span></text:h>
            </table:table-cell>
            <table:table-cell table:style-name="Tableau11.E1" office:value-type="string">
              <text:p text:style-name="P3"><text:span text:style-name="_5f_Caractères"><text:span text:style-name="T81">25</text:span></text:span></text:p>
            </table:table-cell>
          </table:table-row>
        </table:table-header-rows>
        <table:table-row table:style-name="Tableau11.2">
          <table:covered-table-cell table:style-name="Tableau11.A1"/>
          <table:table-cell table:style-name="Tableau11.B2" office:value-type="string">
            <text:p text:style-name="P2"><text:span text:style-name="_5f_Caractères"><text:span text:style-name="T80">3</text:span></text:span></text:p>
          </table:table-cell>
          <table:table-cell table:style-name="Tableau11.C2" office:value-type="float" office:value="36">
            <text:p text:style-name="P3"><text:span text:style-name="_5f_Caractères"><text:span text:style-name="T80">3</text:span></text:span><text:span text:style-name="_5f_Caractères"><text:span text:style-name="T81">6</text:span></text:span></text:p>
          </table:table-cell>
          <table:table-cell table:style-name="Tableau11.D2" office:value-type="string">
            <text:h text:style-name="_5f_Tableau_5f_Centré" text:outline-level="1"><text:span text:style-name="_5f_Caractères"><text:span text:style-name="T28">24</text:span></text:span></text:h>
          </table:table-cell>
          <table:table-cell table:style-name="Tableau11.E2" office:value-type="string">
            <text:h text:style-name="_5f_Tableau_5f_Centré" text:outline-level="1"><text:span text:style-name="_5f_Caractères"><text:span text:style-name="T28">75</text:span></text:span></text:h>
          </table:table-cell>
        </table:table-row>
      </table:table>
      <text:h text:style-name="P18" text:outline-level="1"><text:span text:style-name="_5f_Caractères"><text:span text:style-name="T85">Comme </text:span></text:span><text:span text:style-name="_5f_Caractères"><text:span text:style-name="T84"><draw:frame draw:style-name="fr7" draw:name="Objet17" text:anchor-type="as-char" svg:y="-0.534cm" svg:width="1.171cm" svg:height="0.87cm" draw:z-index="88"><draw:object xlink:href="./Object 9" xlink:type="simple" xlink:show="embed" xlink:actuate="onLoad"/><draw:image xlink:href="./ObjectReplacements/Object 9" xlink:type="simple" xlink:show="embed" xlink:actuate="onLoad"/><svg:desc>formula</svg:desc></draw:frame></text:span></text:span><text:span text:style-name="_5f_Caractères"><text:span text:style-name="T85"> </text:span></text:span><text:span text:style-name="_5f_Caractères"><text:span text:style-name="T84">; </text:span></text:span><text:span text:style-name="_5f_Caractères"><text:span text:style-name="T85">3 est le coefficient de proportionnalité de ce tableau.</text:span></text:span></text:h>
      <table:table table:name="Tableau12" table:style-name="Tableau12">
        <table:table-column table:style-name="Tableau12.A" table:number-columns-repeated="5"/>
        <table:table-header-rows>
          <table:table-row table:style-name="Tableau12.1">
            <table:table-cell table:style-name="Tableau12.A1" table:number-rows-spanned="2" office:value-type="string">
              <text:h text:style-name="_5f_Tableau_5f_Centré_5f_Gras" text:outline-level="1"/>
            </table:table-cell>
            <table:table-cell table:style-name="Tableau12.B1" office:value-type="float" office:value="185">
              <text:h text:style-name="P27" text:outline-level="1"><draw:g text:anchor-type="paragraph" draw:z-index="77" draw:name="Forme2" draw:style-name="gr7"><draw:ellipse draw:style-name="gr12" draw:text-style-name="P84" svg:width="1.382cm" svg:height="0.803cm" svg:x="-0.78cm" svg:y="0.169cm" draw:kind="arc" draw:start-angle="90.43" draw:end-angle="268.49"><text:p/></draw:ellipse><draw:ellipse draw:style-name="gr11" draw:text-style-name="P91" svg:width="1.571cm" svg:height="0.567cm" svg:x="-1.891cm" svg:y="0.307cm"><text:p text:style-name="P84"><text:span text:style-name="T100">×</text:span><text:span text:style-name="T103">4</text:span></text:p></draw:ellipse></draw:g>185</text:h>
            </table:table-cell>
            <table:table-cell table:style-name="Tableau12.B1" office:value-type="float" office:value="18">
              <text:h text:style-name="P31" text:outline-level="1">18</text:h>
            </table:table-cell>
            <table:table-cell table:style-name="Tableau12.B1" office:value-type="float" office:value="361">
              <text:h text:style-name="P27" text:outline-level="1">361</text:h>
            </table:table-cell>
            <table:table-cell table:style-name="Tableau12.E1" office:value-type="string">
              <text:h text:style-name="P31" text:outline-level="1">425</text:h>
            </table:table-cell>
          </table:table-row>
        </table:table-header-rows>
        <table:table-row table:style-name="Tableau12.2">
          <table:covered-table-cell table:style-name="Tableau12.A1"/>
          <table:table-cell table:style-name="Tableau12.B2" office:value-type="string">
            <text:p text:style-name="P39">740</text:p>
          </table:table-cell>
          <table:table-cell table:style-name="Tableau12.C2" office:value-type="string">
            <text:h text:style-name="P26" text:outline-level="1">72</text:h>
          </table:table-cell>
          <table:table-cell table:style-name="Tableau12.D2" office:value-type="string">
            <text:h text:style-name="P26" text:outline-level="1">1 444</text:h>
          </table:table-cell>
          <table:table-cell table:style-name="Tableau12.E2" office:value-type="string">
            <text:h text:style-name="P26" text:outline-level="1">1 700</text:h>
          </table:table-cell>
        </table:table-row>
      </table:table>
      <text:h text:style-name="P18" text:outline-level="1"><text:span text:style-name="_5f_Caractères"><text:span text:style-name="T85">Comme </text:span></text:span><text:span text:style-name="_5f_Caractères"><text:span text:style-name="T85"><draw:frame draw:style-name="fr7" draw:name="Objet18" text:anchor-type="as-char" svg:y="-0.534cm" svg:width="1.723cm" svg:height="0.87cm" draw:z-index="89"><draw:object xlink:href="./Object 10" xlink:type="simple" xlink:show="embed" xlink:actuate="onLoad"/><draw:image xlink:href="./ObjectReplacements/Object 10" xlink:type="simple" xlink:show="embed" xlink:actuate="onLoad"/><svg:desc>formula</svg:desc></draw:frame></text:span></text:span><text:span text:style-name="_5f_Caractères"><text:span text:style-name="T85"> </text:span></text:span><text:span text:style-name="_5f_Caractères"><text:span text:style-name="T84">; </text:span></text:span><text:span text:style-name="_5f_Caractères"><text:span text:style-name="T85">4 est le coefficient de proportionnalité de ce tableau.</text:span></text:span></text:h>
      <table:table table:name="Tableau14" table:style-name="Tableau14">
        <table:table-column table:style-name="Tableau14.A" table:number-columns-repeated="5"/>
        <table:table-header-rows>
          <table:table-row table:style-name="Tableau14.1">
            <table:table-cell table:style-name="Tableau14.A1" table:number-rows-spanned="2" office:value-type="string">
              <text:h text:style-name="_5f_Tableau_5f_Centré_5f_Gras" text:outline-level="1"><draw:g text:anchor-type="paragraph" draw:z-index="78" draw:name="Forme3" draw:style-name="gr7"><draw:ellipse draw:style-name="gr10" draw:text-style-name="P90" svg:width="1.387cm" svg:height="0.807cm" svg:x="1.063cm" svg:y="0.24cm" draw:kind="arc" draw:start-angle="90.43" draw:end-angle="268.49"><text:p/></draw:ellipse><draw:ellipse draw:style-name="gr11" draw:text-style-name="P91" svg:width="1.574cm" svg:height="0.571cm" svg:x="-0.048cm" svg:y="0.378cm"><text:p text:style-name="P84"><text:span text:style-name="T100">×</text:span><text:span text:style-name="T102">5</text:span></text:p></draw:ellipse></draw:g></text:h>
            </table:table-cell>
            <table:table-cell table:style-name="Tableau14.B1" office:value-type="float" office:value="15">
              <text:h text:style-name="P31" text:outline-level="1">15</text:h>
            </table:table-cell>
            <table:table-cell table:style-name="Tableau14.B1" office:value-type="float" office:value="0">
              <text:h text:style-name="P31" text:outline-level="1">0</text:h>
            </table:table-cell>
            <table:table-cell table:style-name="Tableau14.B1" office:value-type="float" office:value="130">
              <text:h text:style-name="P31" text:outline-level="1">130</text:h>
            </table:table-cell>
            <table:table-cell table:style-name="Tableau14.E1" office:value-type="float" office:value="60">
              <text:h text:style-name="P27" text:outline-level="1">60</text:h>
            </table:table-cell>
          </table:table-row>
        </table:table-header-rows>
        <table:table-row table:style-name="Tableau14.2">
          <table:covered-table-cell table:style-name="Tableau14.A1"/>
          <table:table-cell table:style-name="Tableau14.B2" office:value-type="string">
            <text:h text:style-name="P26" text:outline-level="1">3</text:h>
          </table:table-cell>
          <table:table-cell table:style-name="Tableau14.C2" office:value-type="float" office:value="0">
            <text:h text:style-name="P26" text:outline-level="1">0</text:h>
          </table:table-cell>
          <table:table-cell table:style-name="Tableau14.D2" office:value-type="string">
            <text:h text:style-name="P26" text:outline-level="1">26</text:h>
          </table:table-cell>
          <table:table-cell table:style-name="Tableau14.E2" office:value-type="float" office:value="12">
            <text:h text:style-name="P30" text:outline-level="1">12</text:h>
          </table:table-cell>
        </table:table-row>
      </table:table>
      <text:list text:continue-numbering="true" text:style-name="_5f_Numérotation_20_des_20_exercices">
        <text:list-item>
          <text:h text:style-name="P82" text:outline-level="1"><text:span text:style-name="_5f_Caractères">Complète les tableaux de proportionnalité uni­qu</text:span><text:span text:style-name="_5f_Caractères"><text:span text:style-name="T32">em</text:span></text:span><text:span text:style-name="_5f_Caractères">ent à l'aide d'opérations sur les colonnes.</text:span></text:h>
        </text:list-item>
      </text:list>
      <table:table table:name="Tableau9" table:style-name="Tableau9">
        <table:table-column table:style-name="Tableau9.A" table:number-columns-repeated="5"/>
        <table:table-column table:style-name="Tableau9.F"/>
        <table:table-header-rows>
          <table:table-row table:style-name="Tableau9.1">
            <table:table-cell table:style-name="Tableau9.A1" office:value-type="float" office:value="6">
              <text:h text:style-name="_5f_Tableau_5f_Centré_5f_Gras" text:outline-level="1"><text:span text:style-name="_5f_Caractères"><text:span text:style-name="T28">6</text:span></text:span></text:h>
            </table:table-cell>
            <table:table-cell table:style-name="Tableau9.A1" office:value-type="float" office:value="9">
              <text:h text:style-name="_5f_Tableau_5f_Centré_5f_Gras" text:outline-level="1"><text:span text:style-name="_5f_Caractères"><text:span text:style-name="T28">9</text:span></text:span></text:h>
            </table:table-cell>
            <table:table-cell table:style-name="Tableau9.A1" office:value-type="float" office:value="15">
              <text:h text:style-name="_5f_Tableau_5f_Centré_5f_Gras" text:outline-level="1"><text:span text:style-name="_5f_Caractères"><text:span text:style-name="T28">15</text:span></text:span></text:h>
            </table:table-cell>
            <table:table-cell table:style-name="Tableau9.A1" office:value-type="float" office:value="27">
              <text:h text:style-name="P52" text:outline-level="1"><text:span text:style-name="_5f_Caractères"><text:span text:style-name="T31">27</text:span></text:span></text:h>
            </table:table-cell>
            <table:table-cell table:style-name="Tableau9.A1" office:value-type="float" office:value="30">
              <text:h text:style-name="_5f_Tableau_5f_Centré_5f_Gras" text:outline-level="1"><text:span text:style-name="_5f_Caractères"><text:span text:style-name="T28">30</text:span></text:span></text:h>
            </table:table-cell>
            <table:table-cell table:style-name="Tableau9.F1" office:value-type="float" office:value="36">
              <text:h text:style-name="P52" text:outline-level="1"><text:span text:style-name="_5f_Caractères"><text:span text:style-name="T31">36</text:span></text:span></text:h>
            </table:table-cell>
          </table:table-row>
        </table:table-header-rows>
        <table:table-row table:style-name="Tableau9.1">
          <table:table-cell table:style-name="Tableau9.A2" office:value-type="string">
            <text:h text:style-name="P52" text:outline-level="1"><text:span text:style-name="_5f_Caractères"><text:span text:style-name="T31">14</text:span></text:span></text:h>
          </table:table-cell>
          <table:table-cell table:style-name="Tableau9.B2" office:value-type="float" office:value="21">
            <text:h text:style-name="_5f_Tableau_5f_Centré" text:outline-level="1"><text:span text:style-name="_5f_Caractères">21</text:span></text:h>
          </table:table-cell>
          <table:table-cell table:style-name="Tableau9.B2" office:value-type="float" office:value="35">
            <text:h text:style-name="P49" text:outline-level="1"><text:span text:style-name="_5f_Caractères"><text:span text:style-name="T86">35</text:span></text:span></text:h>
          </table:table-cell>
          <table:table-cell table:style-name="Tableau9.B2" office:value-type="float" office:value="63">
            <text:h text:style-name="_5f_Tableau_5f_Centré" text:outline-level="1"><text:span text:style-name="_5f_Caractères">63</text:span></text:h>
          </table:table-cell>
          <table:table-cell table:style-name="Tableau9.A2" office:value-type="string">
            <text:h text:style-name="P49" text:outline-level="1"><text:span text:style-name="_5f_Caractères"><text:span text:style-name="T86">70</text:span></text:span></text:h>
          </table:table-cell>
          <table:table-cell table:style-name="Tableau9.F2" office:value-type="float" office:value="84">
            <text:h text:style-name="_5f_Tableau_5f_Centré" text:outline-level="1"><text:span text:style-name="_5f_Caractères">84</text:span></text:h>
          </table:table-cell>
        </table:table-row>
      </table:table>
      <text:h text:style-name="_5f_Paragraphe" text:outline-level="1"><text:span text:style-name="_5f_Caractères"/></text:h>
      <table:table table:name="Tableau10" table:style-name="Tableau10">
        <table:table-column table:style-name="Tableau10.A" table:number-columns-repeated="5"/>
        <table:table-column table:style-name="Tableau10.F"/>
        <table:table-header-rows>
          <table:table-row table:style-name="Tableau10.1">
            <table:table-cell table:style-name="Tableau10.A1" office:value-type="float" office:value="4">
              <text:h text:style-name="P27" text:outline-level="1">4</text:h>
            </table:table-cell>
            <table:table-cell table:style-name="Tableau10.A1" office:value-type="float" office:value="2">
              <text:h text:style-name="P27" text:outline-level="1">2</text:h>
            </table:table-cell>
            <table:table-cell table:style-name="Tableau10.A1" office:value-type="float" office:value="6">
              <text:h text:style-name="P27" text:outline-level="1">6</text:h>
            </table:table-cell>
            <table:table-cell table:style-name="Tableau10.A1" office:value-type="float" office:value="10">
              <text:h text:style-name="P34" text:outline-level="1">10</text:h>
            </table:table-cell>
            <table:table-cell table:style-name="Tableau10.A1" office:value-type="float" office:value="12">
              <text:h text:style-name="P34" text:outline-level="1">12</text:h>
            </table:table-cell>
            <table:table-cell table:style-name="Tableau10.F1" office:value-type="float" office:value="14">
              <text:h text:style-name="P27" text:outline-level="1">14</text:h>
            </table:table-cell>
          </table:table-row>
        </table:table-header-rows>
        <table:table-row table:style-name="Tableau10.1">
          <table:table-cell table:style-name="Tableau10.A2" office:value-type="string">
            <text:h text:style-name="P34" text:outline-level="1">6</text:h>
          </table:table-cell>
          <table:table-cell table:style-name="Tableau10.B2" office:value-type="float" office:value="3">
            <text:h text:style-name="P53" text:outline-level="1">3</text:h>
          </table:table-cell>
          <table:table-cell table:style-name="Tableau10.B2" office:value-type="float" office:value="9">
            <text:h text:style-name="_5f_Tableau_5f_Centré" text:outline-level="1">9</text:h>
          </table:table-cell>
          <table:table-cell table:style-name="Tableau10.B2" office:value-type="float" office:value="15">
            <text:h text:style-name="_5f_Tableau_5f_Centré" text:outline-level="1">15</text:h>
          </table:table-cell>
          <table:table-cell table:style-name="Tableau10.B2" office:value-type="float" office:value="18">
            <text:h text:style-name="_5f_Tableau_5f_Centré" text:outline-level="1">18</text:h>
          </table:table-cell>
          <table:table-cell table:style-name="Tableau10.F2" office:value-type="float" office:value="21">
            <text:h text:style-name="P53" text:outline-level="1">21</text:h>
          </table:table-cell>
        </table:table-row>
      </table:table>
      <text:list text:continue-numbering="true" text:style-name="_5f_Numérotation_20_des_20_exercices">
        <text:list-item>
          <text:h text:style-name="P83" text:outline-level="1"><text:span text:style-name="_5f_Caractères">Corrige une case de chaque tableau pour qu'il d</text:span><text:span text:style-name="_5f_Caractères"><text:span text:style-name="T32">ev</text:span></text:span><text:span text:style-name="_5f_Caractères">ienne de proportionnalité.</text:spa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number-columns-repeated="2"/>
        <table:table-column table:style-name="Tableau15.H"/>
        <table:table-row>
          <table:table-cell table:style-name="Tableau15.A1" office:value-type="string">
            <text:list text:continue-numbering="true" text:style-name="_5f_Numérotation_20_des_20_exercices">
              <text:list-item>
                <text:list>
                  <text:list-item>
                    <text:h text:style-name="P77" text:outline-level="1"><text:span text:style-name="_5f_Caractères"/></text:h>
                  </text:list-item>
                </text:list>
              </text:list-item>
            </text:list>
          </table:table-cell>
          <table:table-cell table:style-name="Tableau15.B1" office:value-type="float" office:value="3">
            <text:h text:style-name="P36" text:outline-level="1"><text:span text:style-name="_5f_Caractères"><text:span text:style-name="T28">3</text:span></text:span></text:h>
          </table:table-cell>
          <table:table-cell table:style-name="Tableau15.B1" office:value-type="float" office:value="21">
            <text:h text:style-name="P36" text:outline-level="1"><text:span text:style-name="_5f_Caractères"><text:span text:style-name="T28">21</text:span></text:span></text:h>
          </table:table-cell>
          <table:table-cell table:style-name="Tableau15.D1" office:value-type="string">
            <text:h text:style-name="_5f_Tableau_5f_Centré_5f_Gras" text:outline-level="1"><draw:line text:anchor-type="paragraph" draw:z-index="97" draw:name="Forme4" draw:style-name="gr6" draw:text-style-name="P84" svg:x1="0.712cm" svg:y1="0.021cm" svg:x2="0.229cm" svg:y2="0.504cm"><text:p/></draw:line><text:span text:style-name="_5f_Caractères"><text:span text:style-name="T87">50</text:span></text:span></text:h>
            <text:h text:style-name="P51" text:outline-level="1"><text:span text:style-name="_5f_Caractères"><text:span text:style-name="T88">42</text:span></text:span></text:h>
          </table:table-cell>
          <table:table-cell table:style-name="Tableau15.E1" office:value-type="string">
            <text:list text:continue-numbering="true" text:style-name="_5f_Numérotation_20_des_20_exercices">
              <text:list-item>
                <text:list>
                  <text:list-item>
                    <text:h text:style-name="P77" text:outline-level="1"><text:span text:style-name="_5f_Caractères"/></text:h>
                  </text:list-item>
                </text:list>
              </text:list-item>
            </text:list>
          </table:table-cell>
          <table:table-cell table:style-name="Tableau15.B1" office:value-type="float" office:value="14">
            <text:h text:style-name="P36" text:outline-level="1"><text:span text:style-name="_5f_Caractères"><text:span text:style-name="T28">14</text:span></text:span></text:h>
          </table:table-cell>
          <table:table-cell table:style-name="Tableau15.B1" office:value-type="float" office:value="36">
            <text:h text:style-name="P36" text:outline-level="1"><text:span text:style-name="_5f_Caractères"><text:span text:style-name="T28">36</text:span></text:span></text:h>
          </table:table-cell>
          <table:table-cell table:style-name="Tableau15.H1" office:value-type="string">
            <text:h text:style-name="P36" text:outline-level="1"><text:span text:style-name="_5f_Caractères"><text:span text:style-name="T28">40</text:span></text:span></text:h>
          </table:table-cell>
        </table:table-row>
        <table:table-row>
          <table:table-cell table:style-name="Tableau15.A1" office:value-type="string">
            <text:h text:style-name="P36" text:outline-level="1"><text:span text:style-name="_5f_Caractères"/></text:h>
          </table:table-cell>
          <table:table-cell table:style-name="Tableau15.B2" office:value-type="float" office:value="5">
            <text:h text:style-name="P35" text:outline-level="1"><text:span text:style-name="_5f_Caractères">5</text:span></text:h>
          </table:table-cell>
          <table:table-cell table:style-name="Tableau15.C2" office:value-type="float" office:value="35">
            <text:h text:style-name="P35" text:outline-level="1"><text:span text:style-name="_5f_Caractères">35</text:span></text:h>
          </table:table-cell>
          <table:table-cell table:style-name="Tableau15.D2" office:value-type="string">
            <text:h text:style-name="P35" text:outline-level="1"><text:span text:style-name="_5f_Caractères">70</text:span></text:h>
          </table:table-cell>
          <table:table-cell table:style-name="Tableau15.E2">
            <text:h text:style-name="P35" text:outline-level="1"><text:span text:style-name="_5f_Caractères"/></text:h>
          </table:table-cell>
          <table:table-cell table:style-name="Tableau15.F2" office:value-type="float" office:value="10.5">
            <text:h text:style-name="P35" text:outline-level="1"><text:span text:style-name="_5f_Caractères">10,5</text:span></text:h>
          </table:table-cell>
          <table:table-cell table:style-name="Tableau15.G2" office:value-type="float" office:value="27">
            <text:h text:style-name="P35" text:outline-level="1"><text:span text:style-name="_5f_Caractères">27</text:span></text:h>
          </table:table-cell>
          <table:table-cell table:style-name="Tableau15.H2" office:value-type="string">
            <text:h text:style-name="_5f_Tableau_5f_Centré" text:outline-level="1"><draw:line text:anchor-type="paragraph" draw:z-index="98" draw:name="Forme5" draw:style-name="gr6" draw:text-style-name="P84" svg:x1="0.864cm" svg:y1="0.005cm" svg:x2="0.169cm" svg:y2="0.548cm"><text:p/></draw:line><text:span text:style-name="_5f_Caractères">37,5</text:span></text:h>
            <text:h text:style-name="P50" text:outline-level="1"><text:span text:style-name="_5f_Caractères"><text:span text:style-name="T86">30</text:span></text:span></text:h>
          </table:table-cell>
        </table:table-row>
      </table:table>
      <text:list text:continue-numbering="true" text:style-name="_5f_Numérotation_20_des_20_exercices">
        <text:list-item>
          <text:h text:style-name="P82" text:outline-level="1"><text:span text:style-name="_5f_Caractères">Des rouleaux de tapisserie sont vendus par lots de 4 au prix de 30,80 € le lot. </text:span></text:h>
          <text:list>
            <text:list-item>
              <text:p text:style-name="P73"><text:span text:style-name="_5f_Caractères">Quel est le prix de 24 rouleaux ? </text:span></text:p>
            </text:list-item>
          </text:list>
          <text:h text:style-name="P69" text:outline-level="1"><text:span text:style-name="_5f_Caractères"><text:span text:style-name="T36">Calcul du prix de vingt-quatre rouleau</text:span></text:span><text:span text:style-name="_5f_Caractères"><text:span text:style-name="T37">x</text:span></text:span><text:span text:style-name="_5f_Caractères"><text:span text:style-name="T35"> </text:span></text:span><text:span text:style-name="_5f_Caractères"><text:span text:style-name="T36">: </text:span></text:span></text:h>
          <text:h text:style-name="P69" text:outline-level="1"><text:span text:style-name="_5f_Caractères"><text:span text:style-name="T38">Nous somme dans une situation de proportionnalité.</text:span></text:span></text:h>
        </text:list-item>
      </text:list>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list text:continue-numbering="true" text:style-name="_5f_Numérotation_20_des_20_exercices">
                <text:list-header>
                  <text:h text:style-name="P78" text:outline-level="1">Nombre de <text:span text:style-name="T90">rouleaux</text:span></text:h>
                </text:list-header>
              </text:list>
            </table:table-cell>
            <table:table-cell table:style-name="Tableau2.B1" office:value-type="string">
              <text:list text:continue-numbering="true" text:style-name="_5f_Numérotation_20_des_20_exercices">
                <text:list-header>
                  <text:h text:style-name="P80" text:outline-level="1">4</text:h>
                </text:list-header>
              </text:list>
            </table:table-cell>
            <table:table-cell table:style-name="Tableau2.C1" office:value-type="string">
              <text:list text:continue-numbering="true" text:style-name="_5f_Numérotation_20_des_20_exercices">
                <text:list-header>
                  <text:h text:style-name="P81" text:outline-level="1">2<text:span text:style-name="T90">4 = 6</text:span><text:span text:style-name="_5f_Caractères"><text:span text:style-name="T39"> </text:span></text:span><text:span text:style-name="_5f_Caractères"><text:span text:style-name="T40">× </text:span></text:span><text:span text:style-name="_5f_Caractères"><text:span text:style-name="T41">4</text:span></text:span></text:h>
                </text:list-header>
              </text:list>
            </table:table-cell>
          </table:table-row>
        </table:table-header-rows>
        <table:table-row table:style-name="Tableau2.2">
          <table:table-cell table:style-name="Tableau2.A2" office:value-type="string">
            <text:list text:continue-numbering="true" text:style-name="_5f_Numérotation_20_des_20_exercices">
              <text:list-header>
                <text:h text:style-name="P79" text:outline-level="1">Prix (en €)</text:h>
              </text:list-header>
            </text:list>
          </table:table-cell>
          <table:table-cell table:style-name="Tableau2.B2" office:value-type="string">
            <text:list text:continue-numbering="true" text:style-name="_5f_Numérotation_20_des_20_exercices">
              <text:list-header>
                <text:p text:style-name="P71"><text:span text:style-name="_5f_Caractères"><text:span text:style-name="T90">30,8</text:span></text:span></text:p>
              </text:list-header>
            </text:list>
          </table:table-cell>
          <table:table-cell table:style-name="Tableau2.C2" office:value-type="string">
            <text:list text:continue-numbering="true" text:style-name="_5f_Numérotation_20_des_20_exercices">
              <text:list-header>
                <text:p text:style-name="P71"><text:span text:style-name="_5f_Caractères"><text:span text:style-name="T29">6</text:span></text:span><text:span text:style-name="_5f_Caractères"><text:span text:style-name="T30"> </text:span></text:span><text:span text:style-name="_5f_Caractères"><text:span text:style-name="T91">× </text:span></text:span><text:span text:style-name="_5f_Caractères"><text:span text:style-name="T92">30,8 = 184,8</text:span></text:span></text:p>
              </text:list-header>
            </text:list>
          </table:table-cell>
        </table:table-row>
      </table:table>
      <text:list text:continue-numbering="true" text:style-name="_5f_Numérotation_20_des_20_exercices">
        <text:list-header>
          <text:h text:style-name="P68" text:outline-level="1"><text:span text:style-name="_5f_Caractères"><text:span text:style-name="T35">Les vingt-quatre rouleaux coûtent 184,80 €.</text:span></text:span></text:h>
          <text:list text:continue-numbering="true">
            <text:list-item>
              <text:p text:style-name="P73"><text:span text:style-name="_5f_Caractères">Combien aurai-je de rouleaux pour 338,80 € ?</text:span></text:p>
            </text:list-item>
          </text:list>
        </text:list-header>
      </text:list>
      <text:h text:style-name="P43" text:outline-level="1"><text:span text:style-name="_5f_Caractères"><text:span text:style-name="T57">Calcul du </text:span></text:span><text:span text:style-name="_5f_Caractères"><text:span text:style-name="T58">nombre de rouleaux qu’il est possible d’acheter avec 338,80 € </text:span></text:span><text:span text:style-name="_5f_Caractères"><text:span text:style-name="T57">:</text:span></text:span></text:h>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h text:style-name="P55" text:outline-level="1">Nombre de <text:span text:style-name="T90">rouleaux</text:span></text:h>
            </table:table-cell>
            <table:table-cell table:style-name="Tableau7.B1" office:value-type="string">
              <text:h text:style-name="P57" text:outline-level="1">4</text:h>
            </table:table-cell>
            <table:table-cell table:style-name="Tableau7.C1" office:value-type="string">
              <text:h text:style-name="P33" text:outline-level="1"><text:span text:style-name="T90">11</text:span><text:span text:style-name="_5f_Caractères"><text:span text:style-name="T39"> </text:span></text:span><text:span text:style-name="_5f_Caractères"><text:span text:style-name="T40">× </text:span></text:span><text:span text:style-name="_5f_Caractères"><text:span text:style-name="T41">4 = 44</text:span></text:span></text:h>
            </table:table-cell>
          </table:table-row>
        </table:table-header-rows>
        <table:table-row table:style-name="Tableau7.2">
          <table:table-cell table:style-name="Tableau7.A2" office:value-type="string">
            <text:h text:style-name="P56" text:outline-level="1">Prix (en €)</text:h>
          </table:table-cell>
          <table:table-cell table:style-name="Tableau7.B2" office:value-type="string">
            <text:p text:style-name="P48"><text:span text:style-name="_5f_Caractères"><text:span text:style-name="T90">30,8</text:span></text:span></text:p>
          </table:table-cell>
          <table:table-cell table:style-name="Tableau7.C2" office:value-type="string">
            <text:p text:style-name="P48"><text:span text:style-name="_5f_Caractères"><text:span text:style-name="T92">338,8 = 11</text:span></text:span><text:span text:style-name="_5f_Caractères"><text:span text:style-name="T93"> </text:span></text:span><text:span text:style-name="_5f_Caractères"><text:span text:style-name="T91">× </text:span></text:span><text:span text:style-name="_5f_Caractères"><text:span text:style-name="T92">30,8</text:span></text:span></text:p>
          </table:table-cell>
        </table:table-row>
      </table:table>
      <text:h text:style-name="_5f_Paragraphe_5f_Correction" text:outline-level="1"><text:span text:style-name="_5f_Caractères"><text:span text:style-name="T33">Avec 338,80 </text:span></text:span><text:span text:style-name="_5f_Caractères"><text:span text:style-name="T42"> </text:span></text:span><text:span text:style-name="_5f_Caractères"><text:span text:style-name="T43">€, </text:span></text:span><text:span text:style-name="_5f_Caractères"><text:span text:style-name="T44">on peut donc acheter quarante-quatre rouleaux.</text:span></text:span></text:h>
      <text:list text:continue-numbering="true" text:style-name="_5f_Numérotation_20_des_20_exercices">
        <text:list-item>
          <text:h text:style-name="P82" text:outline-level="1"><text:span text:style-name="_5f_Caractères">Pour préparer du foie gras, on doit préalable­ment saupoudrer le foie frais d'un mélange de sel et de poivre, élaboré selon les proportions sui­vantes : une dose de poivre pour trois doses de sel. </text:span></text:h>
        </text:list-item>
      </text:list>
      <text:h text:style-name="P40" text:outline-level="1"><text:span text:style-name="_5f_Caractères">Complète le tableau suivant.</text:span></text:h>
      <table:table table:name="Tableau32" table:style-name="Tableau32">
        <table:table-column table:style-name="Tableau32.A"/>
        <table:table-column table:style-name="Tableau32.B"/>
        <table:table-column table:style-name="Tableau32.C"/>
        <table:table-column table:style-name="Tableau32.D" table:number-columns-repeated="2"/>
        <table:table-column table:style-name="Tableau32.F"/>
        <table:table-column table:style-name="Tableau32.G"/>
        <table:table-header-rows>
          <table:table-row table:style-name="Tableau32.1">
            <table:table-cell table:style-name="Tableau32.A1" office:value-type="string">
              <text:h text:style-name="P42" text:outline-level="1">Poivre (en g)</text:h>
            </table:table-cell>
            <table:table-cell table:style-name="Tableau32.B1" office:value-type="string">
              <text:h text:style-name="P29" text:outline-level="1">10</text:h>
            </table:table-cell>
            <table:table-cell table:style-name="Tableau32.C1" office:value-type="string">
              <text:h text:style-name="P33" text:outline-level="1">20</text:h>
            </table:table-cell>
            <table:table-cell table:style-name="Tableau32.D1" office:value-type="string">
              <text:h text:style-name="P33" text:outline-level="1">12</text:h>
            </table:table-cell>
            <table:table-cell table:style-name="Tableau32.E1" office:value-type="string">
              <text:h text:style-name="P29" text:outline-level="1">35</text:h>
            </table:table-cell>
            <table:table-cell table:style-name="Tableau32.F1" office:value-type="string">
              <text:h text:style-name="P33" text:outline-level="1">30</text:h>
            </table:table-cell>
            <table:table-cell table:style-name="Tableau32.G1" office:value-type="string">
              <text:h text:style-name="P33" text:outline-level="1">25</text:h>
            </table:table-cell>
          </table:table-row>
        </table:table-header-rows>
        <table:table-row table:style-name="Tableau32.2">
          <table:table-cell table:style-name="Tableau32.A2" office:value-type="string">
            <text:h text:style-name="P42" text:outline-level="1">Sel (en g)</text:h>
          </table:table-cell>
          <table:table-cell table:style-name="Tableau32.B2" office:value-type="string">
            <text:p text:style-name="P48"><text:span text:style-name="_5f_Caractères"><text:span text:style-name="T95">30</text:span></text:span></text:p>
          </table:table-cell>
          <table:table-cell table:style-name="Tableau32.C2" office:value-type="string">
            <text:h text:style-name="P45" text:outline-level="1">60</text:h>
          </table:table-cell>
          <table:table-cell table:style-name="Tableau32.D2" office:value-type="string">
            <text:h text:style-name="P45" text:outline-level="1">36</text:h>
          </table:table-cell>
          <table:table-cell table:style-name="Tableau32.E2" office:value-type="string">
            <text:h text:style-name="P54" text:outline-level="1">105</text:h>
          </table:table-cell>
          <table:table-cell table:style-name="Tableau32.F2" office:value-type="string">
            <text:h text:style-name="P45" text:outline-level="1">90</text:h>
          </table:table-cell>
          <table:table-cell table:style-name="Tableau32.G2" office:value-type="string">
            <text:h text:style-name="P45" text:outline-level="1">75</text:h>
          </table:table-cell>
        </table:table-row>
      </table:table>
      <text:h text:style-name="P47" text:outline-level="1"><text:span text:style-name="_5f_Caractères"><text:span text:style-name="T82">Comme les proportions sont u</text:span></text:span><text:span text:style-name="_5f_Caractères"><text:span text:style-name="T95">ne dose de poivre pour trois doses de sel, </text:span></text:span><text:span text:style-name="_5f_Caractères"><text:span text:style-name="T83">l</text:span></text:span><text:span text:style-name="_5f_Caractères"><text:span text:style-name="T95">e coefficient de proportionnalité </text:span></text:span><text:span text:style-name="_5f_Caractères"><text:span text:style-name="T96">de ce tableau </text:span></text:span><text:span text:style-name="_5f_Caractères"><text:span text:style-name="T95">est 3. </text:span></text:span></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h text:style-name="P47" text:outline-level="1"><text:span text:style-name="_5f_Caractères"/></text:h>
      <text:list text:continue-numbering="true" text:style-name="_5f_Numérotation_20_des_20_exercices">
        <text:list-item>
          <text:h text:style-name="P74" text:outline-level="1"><text:soft-page-break/><text:span text:style-name="_5f_Caractères">Dans un collège, on a relevé le nombre d'élèves de 5e qui pratiquent du sport dans un club. </text:span></text:h>
          <text:list>
            <text:list-item>
              <text:p text:style-name="P72"><text:span text:style-name="_5f_Caractères">Complète les tableaux de proportionnalité sui­vants :</text:span></text:p>
            </text:list-item>
          </text:list>
        </text:list-item>
      </text:list>
      <text:h text:style-name="P41" text:outline-level="1"><text:span text:style-name="_5f_Caractères"><text:span text:style-name="T64">5</text:span></text:span><text:span text:style-name="_5f_Caractères"><text:span text:style-name="T61">e</text:span></text:span><text:span text:style-name="_5f_Caractères"><text:span text:style-name="T62"> </text:span></text:span><text:span text:style-name="_5f_Caractères"><text:span text:style-name="T64">A</text:span></text:span><text:span text:style-name="_5f_Caractères"><text:span text:style-name="T65"> </text:span></text:span><text:span text:style-name="_5f_Caractères"><text:span text:style-name="T64">: le coefficient est égal à </text:span></text:span><text:span text:style-name="T64"><draw:frame draw:style-name="fr6" draw:name="Objet20" text:anchor-type="as-char" svg:y="-0.534cm" svg:width="0.741cm" svg:height="0.87cm" draw:z-index="92"><draw:object xlink:href="./Object 11" xlink:type="simple" xlink:show="embed" xlink:actuate="onLoad"/><draw:image xlink:href="./ObjectReplacements/Object 11" xlink:type="simple" xlink:show="embed" xlink:actuate="onLoad"/><svg:desc>formula</svg:desc></draw:frame></text:span><text:span text:style-name="T65"> </text:span><text:span text:style-name="_5f_Caractères"><text:span text:style-name="T66">=</text:span></text:span><text:span text:style-name="_5f_Caractères"><text:span text:style-name="T65"> </text:span></text:span><text:span text:style-name="_5f_Caractères"><text:span text:style-name="T66">4. </text:span></text:span><text:span text:style-name="_5f_Caractères"><text:span text:style-name="T65">Le nombre manqu</text:span></text:span><text:span text:style-name="_5f_Caractères"><text:span text:style-name="T70">ant</text:span></text:span><text:span text:style-name="_5f_Caractères"><text:span text:style-name="T65"> est égal à 8 </text:span></text:span><text:span text:style-name="_5f_Caractères"><text:span text:style-name="T48">×</text:span></text:span><text:span text:style-name="_5f_Caractères"><text:span text:style-name="T46"> 4 </text:span></text:span><text:span text:style-name="_5f_Caractères"><text:span text:style-name="T45">=</text:span></text:span><text:span text:style-name="_5f_Caractères"><text:span text:style-name="T46"> 32</text:span></text:span><text:span text:style-name="_5f_Caractères"><text:span text:style-name="T45">.</text:span></text:span></text:h>
      <text:h text:style-name="P40" text:outline-level="1"><text:span text:style-name="_5f_Caractères"><text:span text:style-name="T66">5</text:span></text:span><text:span text:style-name="_5f_Caractères"><text:span text:style-name="T63">e</text:span></text:span><text:span text:style-name="_5f_Caractères"><text:span text:style-name="T62"> </text:span></text:span><text:span text:style-name="_5f_Caractères"><text:span text:style-name="T66">B</text:span></text:span><text:span text:style-name="_5f_Caractères"><text:span text:style-name="T65"> </text:span></text:span><text:span text:style-name="_5f_Caractères"><text:span text:style-name="T66">: </text:span></text:span><text:span text:style-name="_5f_Caractères"><text:span text:style-name="T67">C</text:span></text:span><text:span text:style-name="_5f_Caractères"><text:span text:style-name="T68">omme 2</text:span></text:span><text:span text:style-name="_5f_Caractères"><text:span text:style-name="T71">1</text:span></text:span><text:span text:style-name="_5f_Caractères"><text:span text:style-name="T65"> </text:span></text:span><text:span text:style-name="_5f_Caractères"><text:span text:style-name="T69">÷</text:span></text:span><text:span text:style-name="_5f_Caractères"><text:span text:style-name="T65"> </text:span></text:span><text:span text:style-name="_5f_Caractères"><text:span text:style-name="T68">2</text:span></text:span><text:span text:style-name="_5f_Caractères"><text:span text:style-name="T71">8</text:span></text:span><text:span text:style-name="_5f_Caractères"><text:span text:style-name="T65"> </text:span></text:span><text:span text:style-name="_5f_Caractères"><text:span text:style-name="T68">=</text:span></text:span><text:span text:style-name="_5f_Caractères"><text:span text:style-name="T65"> </text:span></text:span><text:span text:style-name="_5f_Caractères"><text:span text:style-name="T68">0,75</text:span></text:span><text:span text:style-name="_5f_Caractères"><text:span text:style-name="T65"> </text:span></text:span><text:span text:style-name="_5f_Caractères"><text:span text:style-name="T68">; le nombre manquant est égal à 0,75</text:span></text:span><text:span text:style-name="_5f_Caractères"><text:span text:style-name="T65"> </text:span></text:span><text:span text:style-name="_5f_Caractères"><text:span text:style-name="T48">×</text:span></text:span><text:span text:style-name="_5f_Caractères"><text:span text:style-name="T46"> </text:span></text:span><text:span text:style-name="_5f_Caractères"><text:span text:style-name="T45">100</text:span></text:span><text:span text:style-name="_5f_Caractères"><text:span text:style-name="T46"> </text:span></text:span><text:span text:style-name="_5f_Caractères"><text:span text:style-name="T45">=</text:span></text:span><text:span text:style-name="_5f_Caractères"><text:span text:style-name="T46"> </text:span></text:span><text:span text:style-name="_5f_Caractères"><text:span text:style-name="T45">75.</text:span></text:span></text:h>
      <text:h text:style-name="P40" text:outline-level="1"><text:span text:style-name="_5f_Caractères"><text:span text:style-name="T45">5</text:span></text:span><text:span text:style-name="_5f_Caractères"><text:span text:style-name="T59">e</text:span></text:span><text:span text:style-name="_5f_Caractères"><text:span text:style-name="T60"> </text:span></text:span><text:span text:style-name="_5f_Caractères"><text:span text:style-name="T45">C</text:span></text:span><text:span text:style-name="_5f_Caractères"><text:span text:style-name="T46"> </text:span></text:span><text:span text:style-name="_5f_Caractères"><text:span text:style-name="T45">: </text:span></text:span><text:span text:style-name="_5f_Caractères"><text:span text:style-name="T51">C</text:span></text:span><text:span text:style-name="_5f_Caractères"><text:span text:style-name="T52">omme </text:span></text:span><text:span text:style-name="_5f_Caractères"><text:span text:style-name="T56">30</text:span></text:span><text:span text:style-name="_5f_Caractères"><text:span text:style-name="T54"> </text:span></text:span><text:span text:style-name="_5f_Caractères"><text:span text:style-name="T55">÷</text:span></text:span><text:span text:style-name="_5f_Caractères"><text:span text:style-name="T54"> </text:span></text:span><text:span text:style-name="_5f_Caractères"><text:span text:style-name="T56">6</text:span></text:span><text:span text:style-name="_5f_Caractères"><text:span text:style-name="T54"> </text:span></text:span><text:span text:style-name="_5f_Caractères"><text:span text:style-name="T52">=</text:span></text:span><text:span text:style-name="_5f_Caractères"><text:span text:style-name="T54"> </text:span></text:span><text:span text:style-name="_5f_Caractères"><text:span text:style-name="T56">5</text:span></text:span><text:span text:style-name="_5f_Caractères"><text:span text:style-name="T52">, le nombre manquant est égal à </text:span></text:span><text:span text:style-name="_5f_Caractères"><text:span text:style-name="T51">1</text:span></text:span><text:span text:style-name="_5f_Caractères"><text:span text:style-name="T47">00</text:span></text:span><text:span text:style-name="_5f_Caractères"><text:span text:style-name="T54"> </text:span></text:span><text:span text:style-name="_5f_Caractères"><text:span text:style-name="T55">÷</text:span></text:span><text:span text:style-name="_5f_Caractères"><text:span text:style-name="T54"> </text:span></text:span><text:span text:style-name="_5f_Caractères"><text:span text:style-name="T51">5</text:span></text:span><text:span text:style-name="_5f_Caractères"><text:span text:style-name="T54"> </text:span></text:span><text:span text:style-name="_5f_Caractères"><text:span text:style-name="T52">=</text:span></text:span><text:span text:style-name="_5f_Caractères"><text:span text:style-name="T54"> </text:span></text:span><text:span text:style-name="_5f_Caractères"><text:span text:style-name="T51">20.</text:span></text:span></text:h>
      <text:h text:style-name="P40" text:outline-level="1"><text:span text:style-name="_5f_Caractères"><text:span text:style-name="T45">5</text:span></text:span><text:span text:style-name="_5f_Caractères"><text:span text:style-name="T59">e</text:span></text:span><text:span text:style-name="_5f_Caractères"><text:span text:style-name="T60"> </text:span></text:span><text:span text:style-name="_5f_Caractères"><text:span text:style-name="T45">D</text:span></text:span><text:span text:style-name="_5f_Caractères"><text:span text:style-name="T46"> </text:span></text:span><text:span text:style-name="_5f_Caractères"><text:span text:style-name="T45">: </text:span></text:span><text:span text:style-name="_5f_Caractères"><text:span text:style-name="T51">C</text:span></text:span><text:span text:style-name="_5f_Caractères"><text:span text:style-name="T52">omme </text:span></text:span><text:span text:style-name="_5f_Caractères"><text:span text:style-name="T53">24</text:span></text:span><text:span text:style-name="_5f_Caractères"><text:span text:style-name="T54"> </text:span></text:span><text:span text:style-name="_5f_Caractères"><text:span text:style-name="T55">÷</text:span></text:span><text:span text:style-name="_5f_Caractères"><text:span text:style-name="T54"> </text:span></text:span><text:span text:style-name="_5f_Caractères"><text:span text:style-name="T53">12</text:span></text:span><text:span text:style-name="_5f_Caractères"><text:span text:style-name="T54"> </text:span></text:span><text:span text:style-name="_5f_Caractères"><text:span text:style-name="T52">=</text:span></text:span><text:span text:style-name="_5f_Caractères"><text:span text:style-name="T54"> </text:span></text:span><text:span text:style-name="_5f_Caractères"><text:span text:style-name="T53">2</text:span></text:span><text:span text:style-name="_5f_Caractères"><text:span text:style-name="T56">, </text:span></text:span><text:span text:style-name="_5f_Caractères"><text:span text:style-name="T52">le nombre manquant est égal à </text:span></text:span><text:span text:style-name="_5f_Caractères"><text:span text:style-name="T51">1</text:span></text:span><text:span text:style-name="_5f_Caractères"><text:span text:style-name="T47">00</text:span></text:span><text:span text:style-name="_5f_Caractères"><text:span text:style-name="T54"> </text:span></text:span><text:span text:style-name="_5f_Caractères"><text:span text:style-name="T55">÷</text:span></text:span><text:span text:style-name="_5f_Caractères"><text:span text:style-name="T54"> </text:span></text:span><text:span text:style-name="_5f_Caractères"><text:span text:style-name="T53">2</text:span></text:span><text:span text:style-name="_5f_Caractères"><text:span text:style-name="T54"> </text:span></text:span><text:span text:style-name="_5f_Caractères"><text:span text:style-name="T52">=</text:span></text:span><text:span text:style-name="_5f_Caractères"><text:span text:style-name="T54"> </text:span></text:span><text:span text:style-name="_5f_Caractères"><text:span text:style-name="T53">5</text:span></text:span><text:span text:style-name="_5f_Caractères"><text:span text:style-name="T51">0.</text:span></text:span></text:h>
      <text:h text:style-name="P40" text:outline-level="1"><text:span text:style-name="_5f_Caractères"><text:span text:style-name="T51"/></text:span></text:h>
      <text:h text:style-name="P40" text:outline-level="1"><text:span text:style-name="_5f_Caractères"><text:span text:style-name="T51"/></text:span></text:h>
      <text:section text:style-name="Sect2" text:name="Section1">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h text:style-name="P28" text:outline-level="1"><text:span text:style-name="T79">Élèves de 5</text:span><text:span text:style-name="T72">e</text:span><text:span text:style-name="_5f_Caractères"><text:span text:style-name="T75"> </text:span></text:span><text:span text:style-name="T79">A</text:span></text:h>
            </table:table-cell>
            <table:table-cell table:style-name="Tableau31.A1" office:value-type="string">
              <text:h text:style-name="P38" text:outline-level="1">Sport</text:h>
            </table:table-cell>
            <table:table-cell table:style-name="Tableau31.C1" office:value-type="string">
              <text:h text:style-name="P38" text:outline-level="1">Total</text:h>
            </table:table-cell>
          </table:table-row>
          <table:table-row table:style-name="Tableau31.1">
            <table:table-cell table:style-name="Tableau31.A2" office:value-type="string">
              <text:h text:style-name="P38" text:outline-level="1">Nombre d’élèves</text:h>
            </table:table-cell>
            <table:table-cell table:style-name="Tableau31.B2" office:value-type="float" office:value="8">
              <text:h text:style-name="P37" text:outline-level="1">8</text:h>
            </table:table-cell>
            <table:table-cell table:style-name="Tableau31.C2" office:value-type="float" office:value="25">
              <text:h text:style-name="P37" text:outline-level="1">25</text:h>
            </table:table-cell>
          </table:table-row>
          <table:table-row table:style-name="Tableau31.1">
            <table:table-cell table:style-name="Tableau31.A2" office:value-type="string">
              <text:h text:style-name="P38" text:outline-level="1">Pourcen­tage</text:h>
            </table:table-cell>
            <table:table-cell table:style-name="Tableau31.B3" office:value-type="float" office:value="32">
              <text:h text:style-name="P32" text:outline-level="1">32</text:h>
            </table:table-cell>
            <table:table-cell table:style-name="Tableau31.C3" office:value-type="float" office:value="100">
              <text:h text:style-name="P37" text:outline-level="1">100</text:h>
            </table:table-cell>
          </table:table-row>
        </table:table>
        <text:h text:style-name="_5f_Paragraphe" text:outline-level="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h text:style-name="P28" text:outline-level="1"><text:span text:style-name="T79">Élèves de 5</text:span><text:span text:style-name="T72">e</text:span><text:span text:style-name="_5f_Caractères"><text:span text:style-name="T75"> </text:span></text:span><text:span text:style-name="T79">B</text:span></text:h>
            </table:table-cell>
            <table:table-cell table:style-name="Tableau13.A1" office:value-type="string">
              <text:h text:style-name="P38" text:outline-level="1">Sport</text:h>
            </table:table-cell>
            <table:table-cell table:style-name="Tableau13.C1" office:value-type="string">
              <text:h text:style-name="P38" text:outline-level="1">Total</text:h>
            </table:table-cell>
          </table:table-row>
          <table:table-row table:style-name="Tableau13.1">
            <table:table-cell table:style-name="Tableau13.A2" office:value-type="string">
              <text:h text:style-name="P38" text:outline-level="1">Nombre d’élèves</text:h>
            </table:table-cell>
            <table:table-cell table:style-name="Tableau13.B2" office:value-type="float" office:value="21">
              <text:h text:style-name="P37" text:outline-level="1">21</text:h>
            </table:table-cell>
            <table:table-cell table:style-name="Tableau13.C2" office:value-type="float" office:value="28">
              <text:h text:style-name="P37" text:outline-level="1">28</text:h>
            </table:table-cell>
          </table:table-row>
          <table:table-row table:style-name="Tableau13.1">
            <table:table-cell table:style-name="Tableau13.A2" office:value-type="string">
              <text:h text:style-name="P38" text:outline-level="1">Pourcen­tage</text:h>
            </table:table-cell>
            <table:table-cell table:style-name="Tableau13.B3" office:value-type="float" office:value="75">
              <text:h text:style-name="P32" text:outline-level="1">75</text:h>
            </table:table-cell>
            <table:table-cell table:style-name="Tableau13.C3" office:value-type="float" office:value="100">
              <text:h text:style-name="P37" text:outline-level="1">100</text:h>
            </table:table-cell>
          </table:table-row>
        </table:table>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h text:style-name="P28" text:outline-level="1"><text:span text:style-name="T79">Élèves de 5</text:span><text:span text:style-name="T72">e</text:span><text:span text:style-name="_5f_Caractères"><text:span text:style-name="T75"> </text:span></text:span><text:span text:style-name="T79">C</text:span></text:h>
            </table:table-cell>
            <table:table-cell table:style-name="Tableau33.A1" office:value-type="string">
              <text:h text:style-name="P38" text:outline-level="1">Sport</text:h>
            </table:table-cell>
            <table:table-cell table:style-name="Tableau33.C1" office:value-type="string">
              <text:h text:style-name="P38" text:outline-level="1">Total</text:h>
            </table:table-cell>
          </table:table-row>
          <table:table-row table:style-name="Tableau33.1">
            <table:table-cell table:style-name="Tableau33.A2" office:value-type="string">
              <text:h text:style-name="P38" text:outline-level="1">Nombre d’élèves</text:h>
            </table:table-cell>
            <table:table-cell table:style-name="Tableau33.B2" office:value-type="float" office:value="6">
              <text:h text:style-name="P37" text:outline-level="1">6</text:h>
            </table:table-cell>
            <table:table-cell table:style-name="Tableau33.C2" office:value-type="float" office:value="30">
              <text:h text:style-name="P37" text:outline-level="1">30</text:h>
            </table:table-cell>
          </table:table-row>
          <table:table-row table:style-name="Tableau33.1">
            <table:table-cell table:style-name="Tableau33.A2" office:value-type="string">
              <text:h text:style-name="P38" text:outline-level="1">Pourcen­tage</text:h>
            </table:table-cell>
            <table:table-cell table:style-name="Tableau33.B3" office:value-type="float" office:value="20">
              <text:h text:style-name="P32" text:outline-level="1">20</text:h>
            </table:table-cell>
            <table:table-cell table:style-name="Tableau33.C3" office:value-type="float" office:value="100">
              <text:h text:style-name="P37" text:outline-level="1">100</text:h>
            </table:table-cell>
          </table:table-row>
        </table:table>
        <text:h text:style-name="_5f_Paragraphe" text:outline-level="1"/>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h text:style-name="P28" text:outline-level="1"><text:span text:style-name="T79">Élèves de 5</text:span><text:span text:style-name="T72">e</text:span><text:span text:style-name="_5f_Caractères"><text:span text:style-name="T75"> </text:span></text:span><text:span text:style-name="T79">D</text:span></text:h>
            </table:table-cell>
            <table:table-cell table:style-name="Tableau34.A1" office:value-type="string">
              <text:h text:style-name="P38" text:outline-level="1">Sport</text:h>
            </table:table-cell>
            <table:table-cell table:style-name="Tableau34.C1" office:value-type="string">
              <text:h text:style-name="P38" text:outline-level="1">Total</text:h>
            </table:table-cell>
          </table:table-row>
          <table:table-row table:style-name="Tableau34.1">
            <table:table-cell table:style-name="Tableau34.A2" office:value-type="string">
              <text:h text:style-name="P38" text:outline-level="1">Nombre d’élèves</text:h>
            </table:table-cell>
            <table:table-cell table:style-name="Tableau34.B2" office:value-type="float" office:value="12">
              <text:h text:style-name="P37" text:outline-level="1">12</text:h>
            </table:table-cell>
            <table:table-cell table:style-name="Tableau34.C2" office:value-type="float" office:value="24">
              <text:h text:style-name="P37" text:outline-level="1">24</text:h>
            </table:table-cell>
          </table:table-row>
          <table:table-row table:style-name="Tableau34.1">
            <table:table-cell table:style-name="Tableau34.A2" office:value-type="string">
              <text:h text:style-name="P38" text:outline-level="1">Pourcen­tage</text:h>
            </table:table-cell>
            <table:table-cell table:style-name="Tableau34.B3" office:value-type="float" office:value="50">
              <text:h text:style-name="P32" text:outline-level="1">50</text:h>
            </table:table-cell>
            <table:table-cell table:style-name="Tableau34.C3" office:value-type="float" office:value="100">
              <text:h text:style-name="P37" text:outline-level="1">100</text:h>
            </table:table-cell>
          </table:table-row>
        </table:table>
      </text:section>
      <text:list text:continue-numbering="true" text:style-name="_5f_Numérotation_20_des_20_exercices">
        <text:list-item>
          <text:list>
            <text:list-item>
              <text:p text:style-name="P72"><text:span text:style-name="_5f_Caractères">En utilisant ces résultats, range les classes par ordre </text:span><text:span text:style-name="_5f_Caractères"><text:span text:style-name="T78">dé</text:span></text:span><text:span text:style-name="_5f_Caractères">croissant de pratique de sport.</text:span></text:p>
            </text:list-item>
          </text:list>
        </text:list-item>
      </text:list>
      <text:list text:style-name="_5f_Numérotation_20_des_20_exercices">
        <text:list-header>
          <text:h text:style-name="P68" text:outline-level="1"><text:span text:style-name="_5f_Correction_20_surligné"><text:span text:style-name="T97">32</text:span></text:span><text:span text:style-name="_5f_Caractères"><text:span text:style-name="T49"> </text:span></text:span><text:span text:style-name="_5f_Correction_20_surligné"><text:span text:style-name="T97">% des élèves de </text:span></text:span><text:span text:style-name="_5f_Correction_20_surligné"><text:span text:style-name="T77">5</text:span></text:span><text:span text:style-name="_5f_Correction_20_surligné"><text:span text:style-name="T73">e</text:span></text:span><text:span text:style-name="_5f_Caractères"><text:span text:style-name="T49"> </text:span></text:span><text:span text:style-name="_5f_Correction_20_surligné"><text:span text:style-name="T77">A</text:span></text:span><text:span text:style-name="_5f_Correction_20_surligné"><text:span text:style-name="T97"> font du sport en club.</text:span></text:span></text:h>
          <text:h text:style-name="P68" text:outline-level="1"><text:span text:style-name="_5f_Correction_20_surligné"><text:span text:style-name="T77">75</text:span></text:span><text:span text:style-name="_5f_Caractères"><text:span text:style-name="T50"> </text:span></text:span><text:span text:style-name="_5f_Correction_20_surligné"><text:span text:style-name="T97">% des élèves de </text:span></text:span><text:span text:style-name="_5f_Correction_20_surligné"><text:span text:style-name="T77">5</text:span></text:span><text:span text:style-name="_5f_Correction_20_surligné"><text:span text:style-name="T73">e</text:span></text:span><text:span text:style-name="_5f_Caractères"><text:span text:style-name="T49"> </text:span></text:span><text:span text:style-name="_5f_Correction_20_surligné"><text:span text:style-name="T77">B</text:span></text:span><text:span text:style-name="_5f_Correction_20_surligné"><text:span text:style-name="T97"> font du sport en club.</text:span></text:span></text:h>
          <text:h text:style-name="P68" text:outline-level="1"><text:span text:style-name="_5f_Correction_20_surligné"><text:span text:style-name="T76">2</text:span></text:span><text:span text:style-name="_5f_Correction_20_surligné"><text:span text:style-name="T97">0</text:span></text:span><text:span text:style-name="_5f_Caractères"><text:span text:style-name="T49"> </text:span></text:span><text:span text:style-name="_5f_Correction_20_surligné"><text:span text:style-name="T97">% des élèves de </text:span></text:span><text:span text:style-name="_5f_Correction_20_surligné"><text:span text:style-name="T77">5</text:span></text:span><text:span text:style-name="_5f_Correction_20_surligné"><text:span text:style-name="T73">e</text:span></text:span><text:span text:style-name="_5f_Caractères"><text:span text:style-name="T49"> </text:span></text:span><text:span text:style-name="_5f_Correction_20_surligné"><text:span text:style-name="T77">C</text:span></text:span><text:span text:style-name="_5f_Correction_20_surligné"><text:span text:style-name="T97"> font du sport en club.</text:span></text:span></text:h>
        </text:list-header>
      </text:list>
      <text:h text:style-name="P70" text:outline-level="1"><text:span text:style-name="_5f_Correction_20_surligné"><text:span text:style-name="T98">50 % des élèves de 5</text:span></text:span><text:span text:style-name="_5f_Correction_20_surligné"><text:span text:style-name="T74">e</text:span></text:span><text:span text:style-name="_5f_Correction_20_surligné"><text:span text:style-name="T98"> D font du sport en club.</text:span></text:span></text:h>
      <text:h text:style-name="P70" text:outline-level="1"><text:span text:style-name="_5f_Correction_20_surligné"><text:span text:style-name="T98">Ordre décroissant : 5</text:span></text:span><text:span text:style-name="_5f_Correction_20_surligné"><text:span text:style-name="T74">e</text:span></text:span><text:span text:style-name="_5f_Correction_20_surligné"><text:span text:style-name="T94"> B, 5</text:span></text:span><text:span text:style-name="_5f_Correction_20_surligné"><text:span text:style-name="T74">e</text:span></text:span><text:span text:style-name="_5f_Correction_20_surligné"><text:span text:style-name="T94"> D, 5</text:span></text:span><text:span text:style-name="_5f_Correction_20_surligné"><text:span text:style-name="T74">e</text:span></text:span><text:span text:style-name="_5f_Correction_20_surligné"><text:span text:style-name="T94"> A, et 5</text:span></text:span><text:span text:style-name="_5f_Correction_20_surligné"><text:span text:style-name="T74">e</text:span></text:span><text:span text:style-name="_5f_Correction_20_surligné"><text:span text:style-name="T94">C.</text:span></text:span></text:h>
      <text:h text:style-name="P70" text:outline-level="1"><text:span text:style-name="_5f_Correction_20_surligné"><text:span text:style-name="T9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2"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2"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2"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2"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2"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2"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style:paragraph-properties fo:margin-left="0cm" fo:margin-right="0cm" fo:margin-top="0.199cm" fo:margin-bottom="0.199cm" style:contextual-spacing="false" fo:text-align="justify" style:justify-single-word="false" fo:text-indent="0cm" style:auto-text-indent="false"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2"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2"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percentage-style style:name="N117">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b5e1e" officeooo:paragraph-rsid="00cb5e1e"/>
    </style:style>
    <style:style style:name="MP24" style:family="paragraph" style:parent-style-name="_5f_Header_20_D_20_page_20_paire_20__28_G_29_">
      <style:text-properties officeooo:rsid="00d122d1" officeooo:paragraph-rsid="00d122d1"/>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MP27" style:family="paragraph" style:parent-style-name="Footer">
      <style:text-properties fo:text-transform="uppercase" fo:color="#808080" loext:opacity="100%" style:font-name="Bitstream Vera Sans6" fo:font-size="9pt" officeooo:rsid="00d122d1" officeooo:paragraph-rsid="00d122d1"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1" draw:name="Shape1_11" draw:style-name="Mgr3" draw:text-style-name="MP3" svg:width="4.329cm" svg:height="2.24cm" svg:x="-1.499cm" svg:y="-1cm" svg:viewBox="0 0 4330 2241" svg:d="M0 2241l3984-288c209-15 363-168 345-342l-170-1611h-4159z"><text:p/></draw:path><draw:frame text:anchor-type="paragraph" draw:z-index="52"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53"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4" draw:name="Shape1_ 1" draw:style-name="Mgr3" draw:text-style-name="MP3" svg:width="4.329cm" svg:height="2.24cm" svg:x="-1.499cm" svg:y="-1cm" svg:viewBox="0 0 4330 2241" svg:d="M0 2241l3984-288c209-15 363-168 345-342l-170-1611h-4159z"><text:p/></draw:path><draw:frame text:anchor-type="paragraph" draw:z-index="55" draw:name="Shape8_ 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56"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5" draw:name="Shape3_6" draw:style-name="Mgr6" draw:text-style-name="MP4" svg:x1="15.12cm" svg:y1="0.36cm" svg:x2="20.496cm" svg:y2="0.36cm"><text:p/></draw:line><draw:frame text:anchor-type="paragraph" draw:z-index="46" draw:name="Shape8_13" draw:style-name="Mgr4" draw:text-style-name="MP5" svg:width="2.703cm" svg:height="0.715cm" draw:transform="rotate (0.0872664625997165) translate (-0.172861111111111cm 0.218722222222222cm)"><draw:text-box><text:p text:style-name="MP4"><text:span text:style-name="MT1">S</text:span><text:span text:style-name="MT1">ér</text:span><text:span text:style-name="MT1">ie </text:span><text:span text:style-name="MT1">5</text:span></text:p></draw:text-box></draw:frame><draw:path text:anchor-type="paragraph" draw:z-index="47"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48" draw:name="Shape1_18" draw:style-name="Mgr7" draw:text-style-name="MP10" svg:width="4.329cm" svg:height="2.24cm" svg:x="-1.499cm" svg:y="-1cm" svg:viewBox="0 0 4330 2241" svg:d="M0 2241l3984-288c209-15 363-168 345-342l-170-1611h-4159z"><text:p/></draw:path><draw:frame text:anchor-type="paragraph" draw:z-index="49"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0"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39" draw:name="Shape1_8" draw:style-name="Mgr7" draw:text-style-name="MP10" svg:width="4.329cm" svg:height="2.24cm" svg:x="-1.499cm" svg:y="-1cm" svg:viewBox="0 0 4330 2241" svg:d="M0 2241l3984-288c209-15 363-168 345-342l-170-1611h-4159z"><text:p/></draw:path><draw:line text:anchor-type="paragraph" draw:z-index="40" draw:name="Shape3_7" draw:style-name="Mgr6" draw:text-style-name="MP4" svg:x1="15.423cm" svg:y1="0.36cm" svg:x2="20.496cm" svg:y2="0.36cm"><text:p/></draw:line><draw:frame text:anchor-type="paragraph" draw:z-index="41"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2" draw:name="Shape1_1" draw:style-name="Mgr7" draw:text-style-name="MP10" svg:width="4.329cm" svg:height="2.24cm" svg:x="-1.499cm" svg:y="-1cm" svg:viewBox="0 0 4330 2241" svg:d="M0 2241l3984-288c209-15 363-168 345-342l-170-1611h-4159z"><text:p/></draw:path><draw:frame text:anchor-type="paragraph" draw:z-index="43"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4"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3"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10" draw:style-name="Mgr3" draw:text-style-name="MP3" svg:width="4.329cm" svg:height="2.24cm" svg:x="-1.499cm" svg:y="-1cm" svg:viewBox="0 0 4330 2241" svg:d="M0 2241l3984-288c209-15 363-168 345-342l-170-1611h-4159z"><text:p/></draw:path><draw:line text:anchor-type="paragraph" draw:z-index="35"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6" draw:name="Shape3_3" draw:style-name="Mgr5" draw:text-style-name="MP4" svg:x1="14.728cm" svg:y1="0.36cm" svg:x2="20.496cm" svg:y2="0.36cm"><text:p/></draw:line><draw:frame text:anchor-type="paragraph" draw:z-index="37"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8"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27" draw:name="Shape3_1" draw:style-name="Mgr10" draw:text-style-name="MP4" svg:x1="13.831cm" svg:y1="0.355cm" svg:x2="20.497cm" svg:y2="0.36cm"><text:p/></draw:line><draw:frame text:anchor-type="paragraph" draw:z-index="28"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29"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0" draw:name="Shape3_ 2" draw:style-name="Mgr10" draw:text-style-name="MP4" svg:x1="16.704cm" svg:y1="0.36cm" svg:x2="20.496cm" svg:y2="0.36cm"><text:p/></draw:line><draw:path text:anchor-type="paragraph" draw:z-index="31" draw:name="Shape1_4" draw:style-name="Mgr11" draw:text-style-name="MP18" svg:width="4.329cm" svg:height="2.24cm" svg:x="-1.499cm" svg:y="-1cm" svg:viewBox="0 0 4330 2241" svg:d="M0 2241l3984-288c209-15 363-168 345-342l-170-1611h-4159z"><text:p/></draw:path><draw:frame text:anchor-type="paragraph" draw:z-index="32"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108" draw:name="Shape1_5" draw:style-name="Mgr11" draw:text-style-name="MP18" svg:width="4.329cm" svg:height="2.24cm" svg:x="-1.499cm" svg:y="-1cm" svg:viewBox="0 0 4330 2241" svg:d="M0 2241l3984-288c209-15 363-168 345-342l-170-1611h-4159z"><text:p/></draw:path><draw:line text:anchor-type="paragraph" draw:z-index="107" draw:name="Shape3_ 1" draw:style-name="Mgr10" draw:text-style-name="MP4" svg:x1="16.704cm" svg:y1="0.36cm" svg:x2="20.496cm" svg:y2="0.36cm"><text:p/></draw:line><draw:frame text:anchor-type="paragraph" draw:z-index="10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110"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Tableau de proportionnalité</text:p>
      </style:header>
      <style:header-left>
        <text:p text:style-name="MP24"><draw:path text:anchor-type="paragraph" draw:z-index="25" draw:name="Shape1_6" draw:style-name="Mgr11" draw:text-style-name="MP18" svg:width="4.329cm" svg:height="2.24cm" svg:x="-1.499cm" svg:y="-1cm" svg:viewBox="0 0 4330 2241" svg:d="M0 2241l3984-288c209-15 363-168 345-342l-170-1611h-4159z"><text:p/></draw:path><draw:line text:anchor-type="paragraph" draw:z-index="24" draw:name="Shape3_4" draw:style-name="Mgr10" draw:text-style-name="MP4" svg:x1="14.425cm" svg:y1="0.36cm" svg:x2="20.496cm" svg:y2="0.36cm"><text:p/></draw:line><draw:frame text:anchor-type="paragraph" draw:z-index="26" draw:name="Shape8_12" draw:style-name="Mgr4" draw:text-style-name="MP5" svg:width="2.703cm" svg:height="0.715cm" draw:transform="rotate (0.0872664625997165) translate (-0.172861111111111cm 0.218722222222222cm)"><draw:text-box><text:p text:style-name="MP4"><text:span text:style-name="MT1">Série 2</text:span></text:p></draw:text-box></draw:frame>Tableau de proportionnalité</text:p>
      </style:header-left>
      <style:footer>
        <text:p text:style-name="MP25"><draw:frame draw:style-name="Mfr4" draw:name="Frame1" text:anchor-type="paragraph" svg:y="-0.06cm" draw:z-index="100"><draw:text-box fo:min-height="0.499cm" fo:min-width="3.937cm"><draw:frame draw:style-name="Mfr2" draw:name="Frame2" text:anchor-type="frame" svg:x="0.45cm" svg:y="0.079cm" svg:width="0.817cm" draw:z-index="101"><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57"><draw:text-box fo:min-height="0.499cm" fo:min-width="3cm"><draw:frame draw:style-name="Mfr2" draw:name="Frame1381" text:anchor-type="frame" svg:x="0.45cm" svg:y="0.079cm" svg:width="0.817cm" draw:z-index="58"><draw:text-box fo:min-height="0.355cm"><text:p text:style-name="MP12"><text:span text:style-name="_5f_Caractères_5f_gras_5f_Blanc"><text:page-number text:select-page="current">2</text:page-number></text:span></text:p></draw:text-box></draw:frame><text:p text:style-name="MP27">Proportionnalité</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75" draw:name="Shape3_16" draw:style-name="Mgr13" draw:text-style-name="MP4" svg:x1="12.52cm" svg:y1="0.36cm" svg:x2="20.496cm" svg:y2="0.36cm"><text:p/></draw:line><draw:path text:anchor-type="paragraph" draw:z-index="76" draw:name="Shape1_19" draw:style-name="Mgr14" draw:text-style-name="MP29" svg:width="4.329cm" svg:height="2.24cm" svg:x="-1.499cm" svg:y="-1cm" svg:viewBox="0 0 4330 2241" svg:d="M0 2241l3984-288c209-15 363-168 345-342l-170-1611h-4159z"><text:p/></draw:path><draw:line text:anchor-type="paragraph" draw:z-index="79" draw:name="Shape3_19" draw:style-name="Mgr13" draw:text-style-name="MP4" svg:x1="12.52cm" svg:y1="0.36cm" svg:x2="20.496cm" svg:y2="0.36cm"><text:p/></draw:line><draw:line text:anchor-type="paragraph" draw:z-index="80" draw:name="Shape3_20" draw:style-name="Mgr13" draw:text-style-name="MP4" svg:x1="12.52cm" svg:y1="0.36cm" svg:x2="20.496cm" svg:y2="0.36cm"><text:p/></draw:line><draw:frame text:anchor-type="paragraph" draw:z-index="8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15" draw:style-name="Mgr14" draw:text-style-name="MP29" svg:width="4.329cm" svg:height="2.24cm" svg:x="-1.499cm" svg:y="-1cm" svg:viewBox="0 0 4330 2241" svg:d="M0 2241l3984-288c209-15 363-168 345-342l-170-1611h-4159z"><text:p/></draw:path><draw:frame text:anchor-type="paragraph" draw:z-index="8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84" draw:name="Shape3_15" draw:style-name="Mgr13" draw:text-style-name="MP4" svg:x1="12.52cm" svg:y1="0.36cm" svg:x2="20.496cm" svg:y2="0.36cm"><text:p/></draw:line><draw:path text:anchor-type="paragraph" draw:z-index="85" draw:name="Shape1_17" draw:style-name="Mgr14" draw:text-style-name="MP29" svg:width="4.329cm" svg:height="2.24cm" svg:x="-1.499cm" svg:y="-1cm" svg:viewBox="0 0 4330 2241" svg:d="M0 2241l3984-288c209-15 363-168 345-342l-170-1611h-4159z"><text:p/></draw:path><draw:line text:anchor-type="paragraph" draw:z-index="102" draw:name="Shape3_17" draw:style-name="Mgr13" draw:text-style-name="MP4" svg:x1="12.52cm" svg:y1="0.36cm" svg:x2="20.496cm" svg:y2="0.36cm"><text:p/></draw:line><draw:line text:anchor-type="paragraph" draw:z-index="103" draw:name="Shape3_18" draw:style-name="Mgr13" draw:text-style-name="MP4" svg:x1="12.52cm" svg:y1="0.36cm" svg:x2="20.496cm" svg:y2="0.36cm"><text:p/></draw:line><draw:frame text:anchor-type="paragraph" draw:z-index="10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05" draw:name="Shape1_16" draw:style-name="Mgr14" draw:text-style-name="MP29" svg:width="4.329cm" svg:height="2.24cm" svg:x="-1.499cm" svg:y="-1cm" svg:viewBox="0 0 4330 2241" svg:d="M0 2241l3984-288c209-15 363-168 345-342l-170-1611h-4159z"><text:p/></draw:path><draw:frame text:anchor-type="paragraph" draw:z-index="10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67" draw:name="Shape1_12" draw:style-name="Mgr14" draw:text-style-name="MP29" svg:width="4.329cm" svg:height="2.24cm" svg:x="-1.499cm" svg:y="-1cm" svg:viewBox="0 0 4330 2241" svg:d="M0 2241l3984-288c209-15 363-168 345-342l-170-1611h-4159z"><text:p/></draw:path><draw:line text:anchor-type="paragraph" draw:z-index="68" draw:name="Shape3_10" draw:style-name="Mgr13" draw:text-style-name="MP4" svg:x1="12.52cm" svg:y1="0.36cm" svg:x2="20.496cm" svg:y2="0.36cm"><text:p/></draw:line><draw:line text:anchor-type="paragraph" draw:z-index="69" draw:name="Shape3_12" draw:style-name="Mgr13" draw:text-style-name="MP4" svg:x1="12.52cm" svg:y1="0.36cm" svg:x2="20.496cm" svg:y2="0.36cm"><text:p/></draw:line><draw:frame text:anchor-type="paragraph" draw:z-index="70"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71" draw:name="Shape3_14" draw:style-name="Mgr13" draw:text-style-name="MP4" svg:x1="12.52cm" svg:y1="0.36cm" svg:x2="20.496cm" svg:y2="0.36cm"><text:p/></draw:line><draw:path text:anchor-type="paragraph" draw:z-index="72" draw:name="Shape1_14" draw:style-name="Mgr14" draw:text-style-name="MP29" svg:width="4.329cm" svg:height="2.24cm" svg:x="-1.499cm" svg:y="-1cm" svg:viewBox="0 0 4330 2241" svg:d="M0 2241l3984-288c209-15 363-168 345-342l-170-1611h-4159z"><text:p/></draw:path><draw:line text:anchor-type="paragraph" draw:z-index="73" draw:name="Shape3_13" draw:style-name="Mgr13" draw:text-style-name="MP4" svg:x1="12.52cm" svg:y1="0.36cm" svg:x2="20.496cm" svg:y2="0.36cm"><text:p/></draw:line><draw:frame text:anchor-type="paragraph" draw:z-index="74"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3"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64"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5"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66"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0"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59"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2"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61"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16:18:48.765513536</meta:creation-date>
    <meta:editing-duration>PT14H37M29S</meta:editing-duration>
    <meta:editing-cycles>37</meta:editing-cycles>
    <meta:generator>LibreOffice/7.6.1.2$Linux_X86_64 LibreOffice_project/f5defcebd022c5bc36bbb79be232cb6926d8f674</meta:generator>
    <dc:date>2024-07-14T20:26:12.791355259</dc:date>
    <meta:print-date>2024-06-25T06:36:46.077901465</meta:print-date>
    <meta:printed-by>PDF files</meta:printed-by>
    <meta:document-statistic meta:table-count="17" meta:image-count="0" meta:object-count="11" meta:page-count="2" meta:paragraph-count="244" meta:word-count="772" meta:character-count="3797" meta:non-whitespace-character-count="3244"/>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row>
      <mfrac>
        <mn>15</mn>
        <mn>10</mn>
      </mfrac>
      <mrow>
        <mspace width="0.5em"/>
        <mo stretchy="false">=</mo>
        <mspace width="0.5em"/>
      </mrow>
      <mrow>
        <mn>1</mn>
        <mn>,5</mn>
      </mrow>
    </mrow>
    <annotation encoding="StarMath 5.0">{15} over {10} ` = ` {1,5}</annotation>
  </semantics>
</math>
</file>

<file path=Object 10/content.xml><?xml version="1.0" encoding="utf-8"?>
<math xmlns="http://www.w3.org/1998/Math/MathML" display="block">
  <semantics>
    <mrow>
      <mfrac>
        <mrow>
          <mn>1</mn>
          <mspace width="0.5em"/>
          <mn>444</mn>
        </mrow>
        <mn>361</mn>
      </mfrac>
      <mrow>
        <mspace width="0.5em"/>
        <mo stretchy="false">=</mo>
        <mspace width="0.5em"/>
      </mrow>
      <mn>4</mn>
    </mrow>
    <annotation encoding="StarMath 5.0">{1`444} over {361} ` = ` {4}</annotation>
  </semantics>
</math>
</file>

<file path=Object 11/content.xml><?xml version="1.0" encoding="utf-8"?>
<math xmlns="http://www.w3.org/1998/Math/MathML" display="block">
  <semantics>
    <mfrac>
      <mn>100</mn>
      <mn>25</mn>
    </mfrac>
    <annotation encoding="StarMath 5.0">{100} over {25}</annotation>
  </semantics>
</math>
</file>

<file path=Object 2/content.xml><?xml version="1.0" encoding="utf-8"?>
<math xmlns="http://www.w3.org/1998/Math/MathML" display="block">
  <semantics>
    <mrow>
      <mfrac>
        <mn>25</mn>
        <mn>15</mn>
      </mfrac>
      <mrow>
        <mspace width="0.5em"/>
        <mo stretchy="false">≠</mo>
        <mspace width="0.5em"/>
      </mrow>
      <mrow>
        <mn>1</mn>
        <mn>,5</mn>
      </mrow>
    </mrow>
    <annotation encoding="StarMath 5.0">{25} over {15} ` &lt;&gt; ` {1,5}</annotation>
  </semantics>
</math>
</file>

<file path=Object 3/content.xml><?xml version="1.0" encoding="utf-8"?>
<math xmlns="http://www.w3.org/1998/Math/MathML" display="block">
  <semantics>
    <mrow>
      <mfrac>
        <mn>20</mn>
        <mn>8</mn>
      </mfrac>
      <mrow>
        <mspace width="0.5em"/>
        <mo stretchy="false">=</mo>
        <mspace width="0.5em"/>
      </mrow>
      <mrow>
        <mn>2</mn>
        <mn>,5</mn>
      </mrow>
    </mrow>
    <annotation encoding="StarMath 5.0">{20} over {8} ` = ` {2,5}</annotation>
  </semantics>
</math>
</file>

<file path=Object 4/content.xml><?xml version="1.0" encoding="utf-8"?>
<math xmlns="http://www.w3.org/1998/Math/MathML" display="block">
  <semantics>
    <mrow>
      <mfrac>
        <mn>40</mn>
        <mn>15</mn>
      </mfrac>
      <mrow>
        <mspace width="0.5em"/>
        <mo stretchy="false">≠</mo>
        <mspace width="0.5em"/>
      </mrow>
      <mrow>
        <mn>2</mn>
        <mn>,5</mn>
      </mrow>
    </mrow>
    <annotation encoding="StarMath 5.0">{40} over {15} ` &lt;&gt; ` {2,5}</annotation>
  </semantics>
</math>
</file>

<file path=Object 5/content.xml><?xml version="1.0" encoding="utf-8"?>
<math xmlns="http://www.w3.org/1998/Math/MathML" display="block">
  <semantics>
    <mrow>
      <mfrac>
        <mn>50</mn>
        <mn>20</mn>
      </mfrac>
      <mrow>
        <mspace width="0.5em"/>
        <mo stretchy="false">=</mo>
        <mspace width="0.5em"/>
      </mrow>
      <mrow>
        <mn>2</mn>
        <mn>,5</mn>
      </mrow>
    </mrow>
    <annotation encoding="StarMath 5.0">{50} over {20} ` = ` {2,5}</annotation>
  </semantics>
</math>
</file>

<file path=Object 6/content.xml><?xml version="1.0" encoding="utf-8"?>
<math xmlns="http://www.w3.org/1998/Math/MathML" display="block">
  <semantics>
    <mrow>
      <mfrac>
        <mn>220</mn>
        <mn>80</mn>
      </mfrac>
      <mrow>
        <mspace width="0.5em"/>
        <mo stretchy="false">≠</mo>
        <mspace width="0.5em"/>
      </mrow>
      <mrow>
        <mn>2</mn>
        <mn>,5</mn>
      </mrow>
    </mrow>
    <annotation encoding="StarMath 5.0">{220} over {80} ` &lt;&gt; ` {2,5}</annotation>
  </semantics>
</math>
</file>

<file path=Object 7/content.xml><?xml version="1.0" encoding="utf-8"?>
<math xmlns="http://www.w3.org/1998/Math/MathML" display="block">
  <semantics>
    <mrow>
      <mfrac>
        <mrow>
          <mn>1</mn>
          <mspace width="0.5em"/>
          <mn>236</mn>
          <mn>,23</mn>
        </mrow>
        <mrow>
          <mn>1</mn>
          <mspace width="0.5em"/>
          <mn>354</mn>
          <mn>,76</mn>
        </mrow>
      </mfrac>
      <mrow>
        <mspace width="0.5em"/>
        <mo stretchy="false">&lt;</mo>
        <mspace width="0.5em"/>
      </mrow>
      <mn>1</mn>
    </mrow>
    <annotation encoding="StarMath 5.0">{1`236,23} over {1`354,76} ` &lt; ` {1}</annotation>
  </semantics>
</math>
</file>

<file path=Object 8/content.xml><?xml version="1.0" encoding="utf-8"?>
<math xmlns="http://www.w3.org/1998/Math/MathML" display="block">
  <semantics>
    <mrow>
      <mfrac>
        <mn>765,87</mn>
        <mn>123,35</mn>
      </mfrac>
      <mrow>
        <mspace width="0.5em"/>
        <mo stretchy="false">&gt;</mo>
        <mspace width="0.5em"/>
      </mrow>
      <mn>1</mn>
    </mrow>
    <annotation encoding="StarMath 5.0">{765,87} over {123,35} ` &gt; ` {1}</annotation>
  </semantics>
</math>
</file>

<file path=Object 9/content.xml><?xml version="1.0" encoding="utf-8"?>
<math xmlns="http://www.w3.org/1998/Math/MathML" display="block">
  <semantics>
    <mrow>
      <mfrac>
        <mn>24</mn>
        <mn>8</mn>
      </mfrac>
      <mrow>
        <mspace width="0.5em"/>
        <mo stretchy="false">=</mo>
        <mspace width="0.5em"/>
      </mrow>
      <mn>3</mn>
    </mrow>
    <annotation encoding="StarMath 5.0">{24} over {8} ` = ` {3}</annotation>
  </semantics>
</math>
</file>